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style style:name="P1" style:parent-style-name="內文" style:master-page-name="MP0" style:family="paragraph">
      <style:paragraph-properties fo:text-align="start" fo:margin-top="0.0729in" fo:margin-bottom="0.2187in" fo:line-height="0.2916in" style:page-number="1"/>
      <style:text-properties style:font-name-asian="華康中黑體" fo:font-size="14pt" style:font-size-asian="14pt"/>
    </style:style>
    <style:style style:name="S1" style:family="section">
      <style:section-properties fo:margin-left="0in" fo:margin-right="0in" style:writing-mode="lr-tb"/>
    </style:style>
    <style:style style:name="P5" style:parent-style-name="主席多位主席" style:family="paragraph">
      <style:paragraph-properties fo:margin-left="0.7326in" fo:text-indent="-0.7326in">
        <style:tab-stops/>
      </style:paragraph-properties>
    </style:style>
    <style:style style:name="T6" style:parent-style-name="預設段落字型" style:family="text">
      <style:text-properties style:font-name-asian="華康中黑體"/>
    </style:style>
    <style:style style:name="P7" style:parent-style-name="主席多位主席" style:family="paragraph">
      <style:paragraph-properties fo:margin-left="0.7326in" fo:text-indent="-0.7326in">
        <style:tab-stops/>
      </style:paragraph-properties>
    </style:style>
    <style:style style:name="T8" style:parent-style-name="預設段落字型" style:family="text">
      <style:text-properties style:font-name-asian="華康中黑體"/>
    </style:style>
    <style:style style:name="P9" style:parent-style-name="主席多位主席" style:family="paragraph">
      <style:paragraph-properties fo:margin-left="0.7326in" fo:text-indent="-0.7326in">
        <style:tab-stops/>
      </style:paragraph-properties>
    </style:style>
    <style:style style:name="T10" style:parent-style-name="預設段落字型" style:family="text">
      <style:text-properties style:font-name-asian="華康中黑體"/>
    </style:style>
    <style:style style:name="P11" style:parent-style-name="內文" style:family="paragraph">
      <style:paragraph-properties fo:margin-left="0.1465in" fo:text-indent="-0.1465in">
        <style:tab-stops/>
      </style:paragraph-properties>
    </style:style>
    <style:style style:name="T12" style:parent-style-name="預設段落字型" style:family="text">
      <style:text-properties style:font-name-asian="華康中黑體"/>
    </style:style>
    <style:style style:name="P13" style:parent-style-name="內文" style:family="paragraph">
      <style:paragraph-properties fo:margin-left="0.1465in" fo:text-indent="0.1465in">
        <style:tab-stops/>
      </style:paragraph-properties>
    </style:style>
    <style:style style:name="P14" style:parent-style-name="內文" style:family="paragraph">
      <style:paragraph-properties fo:margin-left="0.1465in" fo:text-indent="0.1465in">
        <style:tab-stops/>
      </style:paragraph-properties>
    </style:style>
    <style:style style:name="P15" style:parent-style-name="內文" style:family="paragraph">
      <style:paragraph-properties fo:margin-left="0.1465in" fo:text-indent="-0.1465in">
        <style:tab-stops/>
      </style:paragraph-properties>
    </style:style>
    <style:style style:name="T16" style:parent-style-name="預設段落字型" style:family="text">
      <style:text-properties style:font-name-asian="華康中黑體"/>
    </style:style>
    <style:style style:name="P17" style:parent-style-name="內文" style:family="paragraph">
      <style:paragraph-properties fo:margin-left="0.1465in" fo:text-indent="-0.1465in">
        <style:tab-stops/>
      </style:paragraph-properties>
    </style:style>
    <style:style style:name="T18" style:parent-style-name="預設段落字型" style:family="text">
      <style:text-properties style:font-name-asian="華康中黑體"/>
    </style:style>
    <style:style style:name="P19" style:parent-style-name="內文" style:family="paragraph">
      <style:paragraph-properties fo:margin-left="0.1465in" fo:text-indent="-0.1465in">
        <style:tab-stops/>
      </style:paragraph-properties>
    </style:style>
    <style:style style:name="T20" style:parent-style-name="預設段落字型" style:family="text">
      <style:text-properties style:font-name-asian="華康中黑體"/>
    </style:style>
    <style:style style:name="P21" style:parent-style-name="內文" style:family="paragraph">
      <style:paragraph-properties fo:margin-left="0.1465in" fo:text-indent="0.1465in">
        <style:tab-stops/>
      </style:paragraph-properties>
    </style:style>
    <style:style style:name="P22" style:parent-style-name="內文" style:family="paragraph">
      <style:paragraph-properties fo:margin-left="0.1465in" fo:text-indent="0.1465in">
        <style:tab-stops/>
      </style:paragraph-properties>
    </style:style>
    <style:style style:name="P23" style:parent-style-name="內文" style:family="paragraph">
      <style:paragraph-properties fo:margin-left="0.1465in" fo:text-indent="0.1465in">
        <style:tab-stops/>
      </style:paragraph-properties>
    </style:style>
    <style:style style:name="P24" style:parent-style-name="內文" style:family="paragraph">
      <style:paragraph-properties fo:margin-left="0.1465in" fo:text-indent="0.1465in">
        <style:tab-stops/>
      </style:paragraph-properties>
    </style:style>
    <style:style style:name="P25" style:parent-style-name="內文" style:family="paragraph">
      <style:paragraph-properties fo:margin-left="0.1465in" fo:text-indent="-0.1465in">
        <style:tab-stops/>
      </style:paragraph-properties>
    </style:style>
    <style:style style:name="T26" style:parent-style-name="預設段落字型" style:family="text">
      <style:text-properties style:font-name-asian="華康中黑體"/>
    </style:style>
    <style:style style:name="P27" style:parent-style-name="內文" style:family="paragraph">
      <style:paragraph-properties fo:margin-left="0.1465in" fo:text-indent="-0.1465in">
        <style:tab-stops/>
      </style:paragraph-properties>
    </style:style>
    <style:style style:name="T28" style:parent-style-name="預設段落字型" style:family="text">
      <style:text-properties style:font-name-asian="華康中黑體"/>
    </style:style>
    <style:style style:name="P29" style:parent-style-name="內文" style:family="paragraph">
      <style:paragraph-properties fo:margin-left="0.1465in" fo:text-indent="0.1465in">
        <style:tab-stops/>
      </style:paragraph-properties>
    </style:style>
    <style:style style:name="P30" style:parent-style-name="內文" style:family="paragraph">
      <style:paragraph-properties fo:margin-left="0.1465in" fo:text-indent="0.1465in">
        <style:tab-stops/>
      </style:paragraph-properties>
    </style:style>
    <style:style style:name="P31" style:parent-style-name="內文" style:family="paragraph">
      <style:paragraph-properties fo:margin-left="0.1465in" fo:text-indent="0.1465in">
        <style:tab-stops/>
      </style:paragraph-properties>
    </style:style>
    <style:style style:name="P32" style:parent-style-name="內文" style:family="paragraph">
      <style:paragraph-properties fo:margin-left="0.1465in" fo:text-indent="0.1465in">
        <style:tab-stops/>
      </style:paragraph-properties>
    </style:style>
    <style:style style:name="P33" style:parent-style-name="內文" style:family="paragraph">
      <style:paragraph-properties fo:margin-left="0.1465in" fo:text-indent="0.1465in">
        <style:tab-stops/>
      </style:paragraph-properties>
    </style:style>
    <style:style style:name="P34" style:parent-style-name="內文" style:family="paragraph">
      <style:paragraph-properties fo:margin-left="0.1465in" fo:text-indent="0.1465in">
        <style:tab-stops/>
      </style:paragraph-properties>
    </style:style>
    <style:style style:name="P35" style:parent-style-name="內文" style:family="paragraph">
      <style:paragraph-properties fo:margin-left="0.1465in" fo:text-indent="0.1465in">
        <style:tab-stops/>
      </style:paragraph-properties>
    </style:style>
    <style:style style:name="P36" style:parent-style-name="內文" style:family="paragraph">
      <style:paragraph-properties fo:margin-left="0.1465in" fo:text-indent="0.1465in">
        <style:tab-stops/>
      </style:paragraph-properties>
    </style:style>
    <style:style style:name="P37" style:parent-style-name="內文" style:family="paragraph">
      <style:paragraph-properties fo:margin-left="0.1465in" fo:text-indent="0.1465in">
        <style:tab-stops/>
      </style:paragraph-properties>
    </style:style>
    <style:style style:name="P38" style:parent-style-name="內文" style:family="paragraph">
      <style:paragraph-properties fo:margin-left="0.1465in" fo:text-indent="0.1465in">
        <style:tab-stops/>
      </style:paragraph-properties>
    </style:style>
    <style:style style:name="P39" style:parent-style-name="內文" style:family="paragraph">
      <style:paragraph-properties fo:margin-left="0.1465in" fo:text-indent="0.1465in">
        <style:tab-stops/>
      </style:paragraph-properties>
    </style:style>
    <style:style style:name="P40" style:parent-style-name="內文" style:family="paragraph">
      <style:paragraph-properties fo:margin-left="0.1465in" fo:text-indent="-0.1465in">
        <style:tab-stops/>
      </style:paragraph-properties>
    </style:style>
    <style:style style:name="T41" style:parent-style-name="預設段落字型" style:family="text">
      <style:text-properties style:font-name-asian="華康中黑體"/>
    </style:style>
    <style:style style:name="P42" style:parent-style-name="內文" style:family="paragraph">
      <style:paragraph-properties fo:margin-left="0.1465in" fo:text-indent="-0.1465in">
        <style:tab-stops/>
      </style:paragraph-properties>
    </style:style>
    <style:style style:name="T43" style:parent-style-name="預設段落字型" style:family="text">
      <style:text-properties style:font-name-asian="華康中黑體"/>
    </style:style>
    <style:style style:name="P44" style:parent-style-name="內文" style:family="paragraph">
      <style:paragraph-properties fo:margin-left="0.1465in" fo:text-indent="-0.1465in">
        <style:tab-stops/>
      </style:paragraph-properties>
    </style:style>
    <style:style style:name="T45" style:parent-style-name="預設段落字型" style:family="text">
      <style:text-properties style:font-name-asian="華康中黑體"/>
    </style:style>
    <style:style style:name="P46" style:parent-style-name="內文" style:family="paragraph">
      <style:paragraph-properties fo:margin-left="0.1465in" fo:text-indent="-0.1465in">
        <style:tab-stops/>
      </style:paragraph-properties>
    </style:style>
    <style:style style:name="T47" style:parent-style-name="預設段落字型" style:family="text">
      <style:text-properties style:font-name-asian="華康中黑體"/>
    </style:style>
    <style:style style:name="P48" style:parent-style-name="內文" style:family="paragraph">
      <style:paragraph-properties fo:margin-left="0.1465in" fo:text-indent="-0.1465in">
        <style:tab-stops/>
      </style:paragraph-properties>
    </style:style>
    <style:style style:name="T49" style:parent-style-name="預設段落字型" style:family="text">
      <style:text-properties style:font-name-asian="華康中黑體"/>
    </style:style>
    <style:style style:name="P50" style:parent-style-name="內文" style:family="paragraph">
      <style:paragraph-properties fo:margin-left="0.1465in" fo:text-indent="-0.1465in">
        <style:tab-stops/>
      </style:paragraph-properties>
    </style:style>
    <style:style style:name="T51" style:parent-style-name="預設段落字型" style:family="text">
      <style:text-properties style:font-name-asian="華康中黑體"/>
    </style:style>
    <style:style style:name="P52" style:parent-style-name="內文" style:family="paragraph">
      <style:paragraph-properties fo:margin-left="0.1465in" fo:text-indent="-0.1465in">
        <style:tab-stops/>
      </style:paragraph-properties>
    </style:style>
    <style:style style:name="T53" style:parent-style-name="預設段落字型" style:family="text">
      <style:text-properties style:font-name-asian="華康中黑體"/>
    </style:style>
    <style:style style:name="P54" style:parent-style-name="內文" style:family="paragraph">
      <style:paragraph-properties fo:margin-left="0.1465in" fo:text-indent="-0.1465in">
        <style:tab-stops/>
      </style:paragraph-properties>
    </style:style>
    <style:style style:name="T55" style:parent-style-name="預設段落字型" style:family="text">
      <style:text-properties style:font-name-asian="華康中黑體"/>
    </style:style>
    <style:style style:name="P56" style:parent-style-name="內文" style:family="paragraph">
      <style:paragraph-properties fo:margin-left="0.1465in" fo:text-indent="-0.1465in">
        <style:tab-stops/>
      </style:paragraph-properties>
    </style:style>
    <style:style style:name="T57" style:parent-style-name="預設段落字型" style:family="text">
      <style:text-properties style:font-name-asian="華康中黑體"/>
    </style:style>
    <style:style style:name="P58" style:parent-style-name="內文" style:family="paragraph">
      <style:paragraph-properties fo:margin-left="0.1465in" fo:text-indent="-0.1465in">
        <style:tab-stops/>
      </style:paragraph-properties>
    </style:style>
    <style:style style:name="T59" style:parent-style-name="預設段落字型" style:family="text">
      <style:text-properties style:font-name-asian="華康中黑體"/>
    </style:style>
    <style:style style:name="P60" style:parent-style-name="內文" style:family="paragraph">
      <style:paragraph-properties fo:margin-left="0.1465in" fo:text-indent="-0.1465in">
        <style:tab-stops/>
      </style:paragraph-properties>
    </style:style>
    <style:style style:name="T61" style:parent-style-name="預設段落字型" style:family="text">
      <style:text-properties style:font-name-asian="華康中黑體"/>
    </style:style>
    <style:style style:name="P62" style:parent-style-name="內文" style:family="paragraph">
      <style:paragraph-properties fo:margin-left="0.1465in" fo:text-indent="-0.1465in">
        <style:tab-stops/>
      </style:paragraph-properties>
    </style:style>
    <style:style style:name="T63" style:parent-style-name="預設段落字型" style:family="text">
      <style:text-properties style:font-name-asian="華康中黑體"/>
    </style:style>
    <style:style style:name="P64" style:parent-style-name="內文" style:family="paragraph">
      <style:paragraph-properties fo:margin-left="0.1465in" fo:text-indent="-0.1465in">
        <style:tab-stops/>
      </style:paragraph-properties>
    </style:style>
    <style:style style:name="T65" style:parent-style-name="預設段落字型" style:family="text">
      <style:text-properties style:font-name-asian="華康中黑體"/>
    </style:style>
    <style:style style:name="P66" style:parent-style-name="內文" style:family="paragraph">
      <style:paragraph-properties fo:margin-left="0.1465in" fo:text-indent="-0.1465in">
        <style:tab-stops/>
      </style:paragraph-properties>
    </style:style>
    <style:style style:name="T67" style:parent-style-name="預設段落字型" style:family="text">
      <style:text-properties style:font-name-asian="華康中黑體"/>
    </style:style>
    <style:style style:name="P68" style:parent-style-name="內文" style:family="paragraph">
      <style:paragraph-properties fo:margin-left="0.1465in" fo:text-indent="-0.1465in">
        <style:tab-stops/>
      </style:paragraph-properties>
    </style:style>
    <style:style style:name="T69" style:parent-style-name="預設段落字型" style:family="text">
      <style:text-properties style:font-name-asian="華康中黑體"/>
    </style:style>
    <style:style style:name="P70" style:parent-style-name="內文" style:family="paragraph">
      <style:paragraph-properties fo:margin-left="0.1465in" fo:text-indent="-0.1465in">
        <style:tab-stops/>
      </style:paragraph-properties>
    </style:style>
    <style:style style:name="T71" style:parent-style-name="預設段落字型" style:family="text">
      <style:text-properties style:font-name-asian="華康中黑體"/>
    </style:style>
    <style:style style:name="P72" style:parent-style-name="內文" style:family="paragraph">
      <style:paragraph-properties fo:margin-left="0.1465in" fo:text-indent="-0.1465in">
        <style:tab-stops/>
      </style:paragraph-properties>
    </style:style>
    <style:style style:name="T73" style:parent-style-name="預設段落字型" style:family="text">
      <style:text-properties style:font-name-asian="華康中黑體"/>
    </style:style>
    <style:style style:name="P74" style:parent-style-name="內文" style:family="paragraph">
      <style:paragraph-properties fo:margin-left="0.1465in" fo:text-indent="-0.1465in">
        <style:tab-stops/>
      </style:paragraph-properties>
    </style:style>
    <style:style style:name="T75" style:parent-style-name="預設段落字型" style:family="text">
      <style:text-properties style:font-name-asian="華康中黑體"/>
    </style:style>
    <style:style style:name="P76" style:parent-style-name="內文" style:family="paragraph">
      <style:paragraph-properties fo:margin-left="0.1465in" fo:text-indent="-0.1465in">
        <style:tab-stops/>
      </style:paragraph-properties>
    </style:style>
    <style:style style:name="T77" style:parent-style-name="預設段落字型" style:family="text">
      <style:text-properties style:font-name-asian="華康中黑體"/>
    </style:style>
    <style:style style:name="P78" style:parent-style-name="內文" style:family="paragraph">
      <style:paragraph-properties fo:margin-left="0.1465in" fo:text-indent="-0.1465in">
        <style:tab-stops/>
      </style:paragraph-properties>
    </style:style>
    <style:style style:name="T79" style:parent-style-name="預設段落字型" style:family="text">
      <style:text-properties style:font-name-asian="華康中黑體"/>
    </style:style>
    <style:style style:name="P80" style:parent-style-name="內文" style:family="paragraph">
      <style:paragraph-properties fo:margin-left="0.1465in" fo:text-indent="-0.1465in">
        <style:tab-stops/>
      </style:paragraph-properties>
    </style:style>
    <style:style style:name="T81" style:parent-style-name="預設段落字型" style:family="text">
      <style:text-properties style:font-name-asian="華康中黑體"/>
    </style:style>
    <style:style style:name="P82" style:parent-style-name="內文" style:family="paragraph">
      <style:paragraph-properties fo:margin-left="0.1465in" fo:text-indent="-0.1465in">
        <style:tab-stops/>
      </style:paragraph-properties>
    </style:style>
    <style:style style:name="T83" style:parent-style-name="預設段落字型" style:family="text">
      <style:text-properties style:font-name-asian="華康中黑體"/>
    </style:style>
    <style:style style:name="P84" style:parent-style-name="內文" style:family="paragraph">
      <style:paragraph-properties fo:margin-left="0.1465in" fo:text-indent="-0.1465in">
        <style:tab-stops/>
      </style:paragraph-properties>
    </style:style>
    <style:style style:name="T85" style:parent-style-name="預設段落字型" style:family="text">
      <style:text-properties style:font-name-asian="華康中黑體"/>
    </style:style>
    <style:style style:name="P86" style:parent-style-name="內文" style:family="paragraph">
      <style:paragraph-properties fo:margin-left="0.1465in" fo:text-indent="-0.1465in">
        <style:tab-stops/>
      </style:paragraph-properties>
    </style:style>
    <style:style style:name="T87" style:parent-style-name="預設段落字型" style:family="text">
      <style:text-properties style:font-name-asian="華康中黑體"/>
    </style:style>
    <style:style style:name="P88" style:parent-style-name="內文" style:family="paragraph">
      <style:paragraph-properties fo:margin-left="0.1465in" fo:text-indent="-0.1465in">
        <style:tab-stops/>
      </style:paragraph-properties>
    </style:style>
    <style:style style:name="T89" style:parent-style-name="預設段落字型" style:family="text">
      <style:text-properties style:font-name-asian="華康中黑體"/>
    </style:style>
    <style:style style:name="P90" style:parent-style-name="內文" style:family="paragraph">
      <style:paragraph-properties fo:margin-left="0.1465in" fo:text-indent="-0.1465in">
        <style:tab-stops/>
      </style:paragraph-properties>
    </style:style>
    <style:style style:name="T91" style:parent-style-name="預設段落字型" style:family="text">
      <style:text-properties style:font-name-asian="華康中黑體"/>
    </style:style>
    <style:style style:name="P92" style:parent-style-name="內文" style:family="paragraph">
      <style:paragraph-properties fo:margin-left="0.1465in" fo:text-indent="-0.1465in">
        <style:tab-stops/>
      </style:paragraph-properties>
    </style:style>
    <style:style style:name="T93" style:parent-style-name="預設段落字型" style:family="text">
      <style:text-properties style:font-name-asian="華康中黑體"/>
    </style:style>
    <style:style style:name="P94" style:parent-style-name="內文" style:family="paragraph">
      <style:paragraph-properties fo:margin-left="0.1465in" fo:text-indent="-0.1465in">
        <style:tab-stops/>
      </style:paragraph-properties>
    </style:style>
    <style:style style:name="T95" style:parent-style-name="預設段落字型" style:family="text">
      <style:text-properties style:font-name-asian="華康中黑體"/>
    </style:style>
    <style:style style:name="P96" style:parent-style-name="內文" style:family="paragraph">
      <style:paragraph-properties fo:margin-left="0.1465in" fo:text-indent="-0.1465in">
        <style:tab-stops/>
      </style:paragraph-properties>
    </style:style>
    <style:style style:name="T97" style:parent-style-name="預設段落字型" style:family="text">
      <style:text-properties style:font-name-asian="華康中黑體"/>
    </style:style>
    <style:style style:name="P98" style:parent-style-name="內文" style:family="paragraph">
      <style:paragraph-properties fo:margin-left="0.1465in" fo:text-indent="-0.1465in">
        <style:tab-stops/>
      </style:paragraph-properties>
    </style:style>
    <style:style style:name="T99" style:parent-style-name="預設段落字型" style:family="text">
      <style:text-properties style:font-name-asian="華康中黑體"/>
    </style:style>
    <style:style style:name="P100" style:parent-style-name="內文" style:family="paragraph">
      <style:paragraph-properties fo:margin-left="0.1465in" fo:text-indent="-0.1465in">
        <style:tab-stops/>
      </style:paragraph-properties>
    </style:style>
    <style:style style:name="T101" style:parent-style-name="預設段落字型" style:family="text">
      <style:text-properties style:font-name-asian="華康中黑體"/>
    </style:style>
    <style:style style:name="P102" style:parent-style-name="內文" style:family="paragraph">
      <style:paragraph-properties fo:margin-left="0.1465in" fo:text-indent="-0.1465in">
        <style:tab-stops/>
      </style:paragraph-properties>
    </style:style>
    <style:style style:name="T103" style:parent-style-name="預設段落字型" style:family="text">
      <style:text-properties style:font-name-asian="華康中黑體"/>
    </style:style>
    <style:style style:name="P104" style:parent-style-name="內文" style:family="paragraph">
      <style:paragraph-properties fo:margin-left="0.1465in" fo:text-indent="-0.1465in">
        <style:tab-stops/>
      </style:paragraph-properties>
    </style:style>
    <style:style style:name="T105" style:parent-style-name="預設段落字型" style:family="text">
      <style:text-properties style:font-name-asian="華康中黑體"/>
    </style:style>
    <style:style style:name="P106" style:parent-style-name="內文" style:family="paragraph">
      <style:paragraph-properties fo:margin-left="0.1465in" fo:text-indent="0.1465in">
        <style:tab-stops/>
      </style:paragraph-properties>
    </style:style>
    <style:style style:name="P107" style:parent-style-name="內文" style:family="paragraph">
      <style:paragraph-properties fo:margin-left="0.1465in" fo:text-indent="0.1465in">
        <style:tab-stops/>
      </style:paragraph-properties>
    </style:style>
    <style:style style:name="P108" style:parent-style-name="內文" style:family="paragraph">
      <style:paragraph-properties fo:margin-left="0.1465in" fo:text-indent="0.1465in">
        <style:tab-stops/>
      </style:paragraph-properties>
    </style:style>
    <style:style style:name="P109" style:parent-style-name="內文" style:family="paragraph">
      <style:paragraph-properties fo:margin-left="0.1465in" fo:text-indent="-0.1465in">
        <style:tab-stops/>
      </style:paragraph-properties>
    </style:style>
    <style:style style:name="T110" style:parent-style-name="預設段落字型" style:family="text">
      <style:text-properties style:font-name-asian="華康中黑體"/>
    </style:style>
    <style:style style:name="P111" style:parent-style-name="內文" style:family="paragraph">
      <style:paragraph-properties fo:margin-left="0.1465in" fo:text-indent="-0.1465in">
        <style:tab-stops/>
      </style:paragraph-properties>
    </style:style>
    <style:style style:name="T112" style:parent-style-name="預設段落字型" style:family="text">
      <style:text-properties style:font-name-asian="華康中黑體"/>
    </style:style>
    <style:style style:name="P113" style:parent-style-name="內文" style:family="paragraph">
      <style:paragraph-properties fo:margin-left="0.1465in" fo:text-indent="-0.1465in">
        <style:tab-stops/>
      </style:paragraph-properties>
    </style:style>
    <style:style style:name="T114" style:parent-style-name="預設段落字型" style:family="text">
      <style:text-properties style:font-name-asian="華康中黑體"/>
    </style:style>
    <style:style style:name="P115" style:parent-style-name="內文" style:family="paragraph">
      <style:paragraph-properties fo:margin-left="0.1465in" fo:text-indent="-0.1465in">
        <style:tab-stops/>
      </style:paragraph-properties>
    </style:style>
    <style:style style:name="T116" style:parent-style-name="預設段落字型" style:family="text">
      <style:text-properties style:font-name-asian="華康中黑體"/>
    </style:style>
    <style:style style:name="P117" style:parent-style-name="內文" style:family="paragraph">
      <style:paragraph-properties fo:margin-left="0.1465in" fo:text-indent="-0.1465in">
        <style:tab-stops/>
      </style:paragraph-properties>
    </style:style>
    <style:style style:name="T118" style:parent-style-name="預設段落字型" style:family="text">
      <style:text-properties style:font-name-asian="華康中黑體"/>
    </style:style>
    <style:style style:name="P119" style:parent-style-name="內文" style:family="paragraph">
      <style:paragraph-properties fo:margin-left="0.1465in" fo:text-indent="-0.1465in">
        <style:tab-stops/>
      </style:paragraph-properties>
    </style:style>
    <style:style style:name="T120" style:parent-style-name="預設段落字型" style:family="text">
      <style:text-properties style:font-name-asian="華康中黑體"/>
    </style:style>
    <style:style style:name="P121" style:parent-style-name="內文" style:family="paragraph">
      <style:paragraph-properties fo:margin-left="0.1465in" fo:text-indent="-0.1465in">
        <style:tab-stops/>
      </style:paragraph-properties>
    </style:style>
    <style:style style:name="T122" style:parent-style-name="預設段落字型" style:family="text">
      <style:text-properties style:font-name-asian="華康中黑體"/>
    </style:style>
    <style:style style:name="P123" style:parent-style-name="內文" style:family="paragraph">
      <style:paragraph-properties fo:margin-left="0.1465in" fo:text-indent="-0.1465in">
        <style:tab-stops/>
      </style:paragraph-properties>
    </style:style>
    <style:style style:name="T124" style:parent-style-name="預設段落字型" style:family="text">
      <style:text-properties style:font-name-asian="華康中黑體"/>
    </style:style>
    <style:style style:name="P125" style:parent-style-name="內文" style:family="paragraph">
      <style:paragraph-properties fo:margin-left="0.1465in" fo:text-indent="-0.1465in">
        <style:tab-stops/>
      </style:paragraph-properties>
    </style:style>
    <style:style style:name="T126" style:parent-style-name="預設段落字型" style:family="text">
      <style:text-properties style:font-name-asian="華康中黑體"/>
    </style:style>
    <style:style style:name="P127" style:parent-style-name="內文" style:family="paragraph">
      <style:paragraph-properties fo:margin-left="0.1465in" fo:text-indent="-0.1465in">
        <style:tab-stops/>
      </style:paragraph-properties>
    </style:style>
    <style:style style:name="T128" style:parent-style-name="預設段落字型" style:family="text">
      <style:text-properties style:font-name-asian="華康中黑體"/>
    </style:style>
    <style:style style:name="P129" style:parent-style-name="內文" style:family="paragraph">
      <style:paragraph-properties fo:margin-left="0.1465in" fo:text-indent="0.1465in">
        <style:tab-stops/>
      </style:paragraph-properties>
    </style:style>
    <style:style style:name="P130" style:parent-style-name="內文" style:family="paragraph">
      <style:paragraph-properties fo:margin-left="0.1465in" fo:text-indent="-0.1465in">
        <style:tab-stops/>
      </style:paragraph-properties>
    </style:style>
    <style:style style:name="T131" style:parent-style-name="預設段落字型" style:family="text">
      <style:text-properties style:font-name-asian="華康中黑體"/>
    </style:style>
    <style:style style:name="P132" style:parent-style-name="內文" style:family="paragraph">
      <style:paragraph-properties fo:margin-left="0.1465in" fo:text-indent="-0.1465in">
        <style:tab-stops/>
      </style:paragraph-properties>
    </style:style>
    <style:style style:name="T133" style:parent-style-name="預設段落字型" style:family="text">
      <style:text-properties style:font-name="華康中黑體" style:font-name-asian="華康中黑體"/>
    </style:style>
    <style:style style:name="T134" style:parent-style-name="預設段落字型" style:family="text">
      <style:text-properties style:font-name="華康中黑體" style:font-name-asian="華康中黑體"/>
    </style:style>
    <style:style style:name="P135" style:parent-style-name="內文" style:family="paragraph">
      <style:paragraph-properties fo:margin-left="0.1465in" fo:text-indent="-0.1465in">
        <style:tab-stops/>
      </style:paragraph-properties>
    </style:style>
    <style:style style:name="T136" style:parent-style-name="預設段落字型" style:family="text">
      <style:text-properties style:font-name-asian="華康中黑體"/>
    </style:style>
    <style:style style:name="P137" style:parent-style-name="內文" style:family="paragraph">
      <style:paragraph-properties fo:margin-left="0.1465in" fo:text-indent="0.1465in">
        <style:tab-stops/>
      </style:paragraph-properties>
    </style:style>
    <style:style style:name="P138" style:parent-style-name="內文" style:family="paragraph">
      <style:paragraph-properties fo:margin-left="0.1465in" fo:text-indent="-0.1465in">
        <style:tab-stops/>
      </style:paragraph-properties>
    </style:style>
    <style:style style:name="T139" style:parent-style-name="預設段落字型" style:family="text">
      <style:text-properties style:font-name="華康中黑體" style:font-name-asian="華康中黑體"/>
    </style:style>
    <style:style style:name="P140" style:parent-style-name="內文" style:family="paragraph">
      <style:paragraph-properties fo:margin-left="0.1465in" fo:text-indent="-0.1465in">
        <style:tab-stops/>
      </style:paragraph-properties>
    </style:style>
    <style:style style:name="T141" style:parent-style-name="預設段落字型" style:family="text">
      <style:text-properties style:font-name-asian="華康中黑體"/>
    </style:style>
    <style:style style:name="P142" style:parent-style-name="內文" style:family="paragraph">
      <style:paragraph-properties fo:margin-left="0.1465in" fo:text-indent="-0.1465in">
        <style:tab-stops/>
      </style:paragraph-properties>
    </style:style>
    <style:style style:name="T143" style:parent-style-name="預設段落字型" style:family="text">
      <style:text-properties style:font-name="華康中黑體" style:font-name-asian="華康中黑體"/>
    </style:style>
    <style:style style:name="P144" style:parent-style-name="內文" style:family="paragraph">
      <style:paragraph-properties fo:margin-left="0.1465in" fo:text-indent="-0.1465in">
        <style:tab-stops/>
      </style:paragraph-properties>
    </style:style>
    <style:style style:name="T145" style:parent-style-name="預設段落字型" style:family="text">
      <style:text-properties style:font-name="華康中黑體" style:font-name-asian="華康中黑體"/>
    </style:style>
    <style:style style:name="P146" style:parent-style-name="內文" style:family="paragraph">
      <style:paragraph-properties fo:margin-left="0.1465in" fo:text-indent="-0.1465in">
        <style:tab-stops/>
      </style:paragraph-properties>
    </style:style>
    <style:style style:name="T147" style:parent-style-name="預設段落字型" style:family="text">
      <style:text-properties style:font-name="華康中黑體" style:font-name-asian="華康中黑體"/>
    </style:style>
    <style:style style:name="P148" style:parent-style-name="內文" style:family="paragraph">
      <style:paragraph-properties fo:margin-left="0.1465in" fo:text-indent="-0.1465in">
        <style:tab-stops/>
      </style:paragraph-properties>
    </style:style>
    <style:style style:name="T149" style:parent-style-name="預設段落字型" style:family="text">
      <style:text-properties style:font-name-asian="華康中黑體"/>
    </style:style>
    <style:style style:name="P150" style:parent-style-name="內文" style:family="paragraph">
      <style:paragraph-properties fo:margin-left="0.1465in" fo:text-indent="-0.1465in">
        <style:tab-stops/>
      </style:paragraph-properties>
    </style:style>
    <style:style style:name="T151" style:parent-style-name="預設段落字型" style:family="text">
      <style:text-properties style:font-name="華康中黑體" style:font-name-asian="華康中黑體"/>
    </style:style>
    <style:style style:name="P152" style:parent-style-name="內文" style:family="paragraph">
      <style:paragraph-properties fo:margin-left="0.1465in" fo:text-indent="-0.1465in">
        <style:tab-stops/>
      </style:paragraph-properties>
    </style:style>
    <style:style style:name="T153" style:parent-style-name="預設段落字型" style:family="text">
      <style:text-properties style:font-name-asian="華康中黑體"/>
    </style:style>
    <style:style style:name="P154" style:parent-style-name="內文" style:family="paragraph">
      <style:paragraph-properties fo:margin-left="0.1465in" fo:text-indent="-0.1465in">
        <style:tab-stops/>
      </style:paragraph-properties>
    </style:style>
    <style:style style:name="T155" style:parent-style-name="預設段落字型" style:family="text">
      <style:text-properties style:font-name="華康中黑體" style:font-name-asian="華康中黑體"/>
    </style:style>
    <style:style style:name="P156" style:parent-style-name="內文" style:family="paragraph">
      <style:paragraph-properties fo:margin-left="0.1465in" fo:text-indent="0.1465in">
        <style:tab-stops/>
      </style:paragraph-properties>
    </style:style>
    <style:style style:name="P157" style:parent-style-name="內文" style:family="paragraph">
      <style:paragraph-properties fo:margin-left="0.1465in" fo:text-indent="-0.1465in">
        <style:tab-stops/>
      </style:paragraph-properties>
    </style:style>
    <style:style style:name="T158" style:parent-style-name="預設段落字型" style:family="text">
      <style:text-properties style:font-name-asian="華康中黑體"/>
    </style:style>
    <style:style style:name="P159" style:parent-style-name="內文" style:family="paragraph">
      <style:paragraph-properties fo:margin-left="0.1465in" fo:text-indent="0.1465in">
        <style:tab-stops/>
      </style:paragraph-properties>
    </style:style>
    <style:style style:name="P160" style:parent-style-name="內文" style:family="paragraph">
      <style:paragraph-properties fo:margin-left="0.1465in" fo:text-indent="-0.1465in">
        <style:tab-stops/>
      </style:paragraph-properties>
    </style:style>
    <style:style style:name="T161" style:parent-style-name="預設段落字型" style:family="text">
      <style:text-properties style:font-name="華康中黑體" style:font-name-asian="華康中黑體"/>
    </style:style>
    <style:style style:name="P162" style:parent-style-name="內文" style:family="paragraph">
      <style:paragraph-properties fo:margin-left="0.1465in" fo:text-indent="-0.1465in">
        <style:tab-stops/>
      </style:paragraph-properties>
    </style:style>
    <style:style style:name="T163" style:parent-style-name="預設段落字型" style:family="text">
      <style:text-properties style:font-name-asian="華康中黑體"/>
    </style:style>
    <style:style style:name="P164" style:parent-style-name="內文" style:family="paragraph">
      <style:paragraph-properties fo:margin-left="0.1465in" fo:text-indent="-0.1465in">
        <style:tab-stops/>
      </style:paragraph-properties>
    </style:style>
    <style:style style:name="T165" style:parent-style-name="預設段落字型" style:family="text">
      <style:text-properties style:font-name="華康中黑體" style:font-name-asian="華康中黑體"/>
    </style:style>
    <style:style style:name="P166" style:parent-style-name="內文" style:family="paragraph">
      <style:paragraph-properties fo:margin-left="0.1465in" fo:text-indent="-0.1465in">
        <style:tab-stops/>
      </style:paragraph-properties>
    </style:style>
    <style:style style:name="T167" style:parent-style-name="預設段落字型" style:family="text">
      <style:text-properties style:font-name-asian="華康中黑體"/>
    </style:style>
    <style:style style:name="P168" style:parent-style-name="內文" style:family="paragraph">
      <style:paragraph-properties fo:margin-left="0.1465in" fo:text-indent="-0.1465in">
        <style:tab-stops/>
      </style:paragraph-properties>
    </style:style>
    <style:style style:name="T169" style:parent-style-name="預設段落字型" style:family="text">
      <style:text-properties style:font-name="華康中黑體" style:font-name-asian="華康中黑體"/>
    </style:style>
    <style:style style:name="P170" style:parent-style-name="內文" style:family="paragraph">
      <style:paragraph-properties fo:margin-left="0.1465in" fo:text-indent="-0.1465in">
        <style:tab-stops/>
      </style:paragraph-properties>
    </style:style>
    <style:style style:name="T171" style:parent-style-name="預設段落字型" style:family="text">
      <style:text-properties style:font-name-asian="華康中黑體"/>
    </style:style>
    <style:style style:name="P172" style:parent-style-name="內文" style:family="paragraph">
      <style:paragraph-properties fo:margin-left="0.1465in" fo:text-indent="-0.1465in">
        <style:tab-stops/>
      </style:paragraph-properties>
    </style:style>
    <style:style style:name="T173" style:parent-style-name="預設段落字型" style:family="text">
      <style:text-properties style:font-name="華康中黑體" style:font-name-asian="華康中黑體"/>
    </style:style>
    <style:style style:name="P174" style:parent-style-name="內文" style:family="paragraph">
      <style:paragraph-properties fo:margin-left="0.1465in" fo:text-indent="-0.1465in">
        <style:tab-stops/>
      </style:paragraph-properties>
    </style:style>
    <style:style style:name="T175" style:parent-style-name="預設段落字型" style:family="text">
      <style:text-properties style:font-name-asian="華康中黑體"/>
    </style:style>
    <style:style style:name="P176" style:parent-style-name="內文" style:family="paragraph">
      <style:paragraph-properties fo:margin-left="0.1465in" fo:text-indent="-0.1465in">
        <style:tab-stops/>
      </style:paragraph-properties>
    </style:style>
    <style:style style:name="T177" style:parent-style-name="預設段落字型" style:family="text">
      <style:text-properties style:font-name="華康中黑體" style:font-name-asian="華康中黑體"/>
    </style:style>
    <style:style style:name="P178" style:parent-style-name="內文" style:family="paragraph">
      <style:paragraph-properties fo:margin-left="0.1465in" fo:text-indent="-0.1465in">
        <style:tab-stops/>
      </style:paragraph-properties>
    </style:style>
    <style:style style:name="T179" style:parent-style-name="預設段落字型" style:family="text">
      <style:text-properties style:font-name-asian="華康中黑體"/>
    </style:style>
    <style:style style:name="P180" style:parent-style-name="內文" style:family="paragraph">
      <style:paragraph-properties fo:margin-left="0.1465in" fo:text-indent="-0.1465in">
        <style:tab-stops/>
      </style:paragraph-properties>
    </style:style>
    <style:style style:name="T181" style:parent-style-name="預設段落字型" style:family="text">
      <style:text-properties style:font-name="華康中黑體" style:font-name-asian="華康中黑體"/>
    </style:style>
    <style:style style:name="P182" style:parent-style-name="內文" style:family="paragraph">
      <style:paragraph-properties fo:margin-left="0.1465in" fo:text-indent="-0.1465in">
        <style:tab-stops/>
      </style:paragraph-properties>
    </style:style>
    <style:style style:name="T183" style:parent-style-name="預設段落字型" style:family="text">
      <style:text-properties style:font-name="華康中黑體" style:font-name-asian="華康中黑體"/>
    </style:style>
    <style:style style:name="P184" style:parent-style-name="內文" style:family="paragraph">
      <style:paragraph-properties fo:margin-left="0.1465in" fo:text-indent="-0.1465in">
        <style:tab-stops/>
      </style:paragraph-properties>
    </style:style>
    <style:style style:name="T185" style:parent-style-name="預設段落字型" style:family="text">
      <style:text-properties style:font-name="華康中黑體" style:font-name-asian="華康中黑體"/>
    </style:style>
    <style:style style:name="P186" style:parent-style-name="內文" style:family="paragraph">
      <style:paragraph-properties fo:margin-left="0.1465in" fo:text-indent="-0.1465in">
        <style:tab-stops/>
      </style:paragraph-properties>
    </style:style>
    <style:style style:name="T187" style:parent-style-name="預設段落字型" style:family="text">
      <style:text-properties style:font-name-asian="華康中黑體"/>
    </style:style>
    <style:style style:name="P188" style:parent-style-name="內文" style:family="paragraph">
      <style:paragraph-properties fo:margin-left="0.1465in" fo:text-indent="-0.1465in">
        <style:tab-stops/>
      </style:paragraph-properties>
    </style:style>
    <style:style style:name="T189" style:parent-style-name="預設段落字型" style:family="text">
      <style:text-properties style:font-name="華康中黑體" style:font-name-asian="華康中黑體"/>
    </style:style>
    <style:style style:name="P190" style:parent-style-name="內文" style:family="paragraph">
      <style:paragraph-properties fo:margin-left="0.1465in" fo:text-indent="-0.1465in">
        <style:tab-stops/>
      </style:paragraph-properties>
    </style:style>
    <style:style style:name="T191" style:parent-style-name="預設段落字型" style:family="text">
      <style:text-properties style:font-name-asian="華康中黑體"/>
    </style:style>
    <style:style style:name="P192" style:parent-style-name="內文" style:family="paragraph">
      <style:paragraph-properties fo:margin-left="0.1465in" fo:text-indent="-0.1465in">
        <style:tab-stops/>
      </style:paragraph-properties>
    </style:style>
    <style:style style:name="T193" style:parent-style-name="預設段落字型" style:family="text">
      <style:text-properties style:font-name="華康中黑體" style:font-name-asian="華康中黑體"/>
    </style:style>
    <style:style style:name="P194" style:parent-style-name="內文" style:family="paragraph">
      <style:paragraph-properties fo:margin-left="0.1465in" fo:text-indent="-0.1465in">
        <style:tab-stops/>
      </style:paragraph-properties>
    </style:style>
    <style:style style:name="T195" style:parent-style-name="預設段落字型" style:family="text">
      <style:text-properties style:font-name-asian="華康中黑體"/>
    </style:style>
    <style:style style:name="P196" style:parent-style-name="內文" style:family="paragraph">
      <style:paragraph-properties fo:margin-left="0.1465in" fo:text-indent="-0.1465in">
        <style:tab-stops/>
      </style:paragraph-properties>
    </style:style>
    <style:style style:name="T197" style:parent-style-name="預設段落字型" style:family="text">
      <style:text-properties style:font-name-asian="華康中黑體"/>
    </style:style>
    <style:style style:name="P198" style:parent-style-name="內文" style:family="paragraph">
      <style:paragraph-properties fo:margin-left="0.1465in" fo:text-indent="-0.1465in">
        <style:tab-stops/>
      </style:paragraph-properties>
    </style:style>
    <style:style style:name="T199" style:parent-style-name="預設段落字型" style:family="text">
      <style:text-properties style:font-name-asian="華康中黑體"/>
    </style:style>
    <style:style style:name="P200" style:parent-style-name="內文" style:family="paragraph">
      <style:paragraph-properties fo:margin-left="0.1465in" fo:text-indent="-0.1465in">
        <style:tab-stops/>
      </style:paragraph-properties>
    </style:style>
    <style:style style:name="T201" style:parent-style-name="預設段落字型" style:family="text">
      <style:text-properties style:font-name-asian="華康中黑體"/>
    </style:style>
    <style:style style:name="P202" style:parent-style-name="內文" style:family="paragraph">
      <style:paragraph-properties fo:margin-left="0.1465in" fo:text-indent="-0.1465in">
        <style:tab-stops/>
      </style:paragraph-properties>
    </style:style>
    <style:style style:name="T203" style:parent-style-name="預設段落字型" style:family="text">
      <style:text-properties style:font-name-asian="華康中黑體"/>
    </style:style>
    <style:style style:name="P204" style:parent-style-name="內文" style:family="paragraph">
      <style:paragraph-properties fo:margin-left="0.1465in" fo:text-indent="-0.1465in">
        <style:tab-stops/>
      </style:paragraph-properties>
    </style:style>
    <style:style style:name="T205" style:parent-style-name="預設段落字型" style:family="text">
      <style:text-properties style:font-name-asian="華康中黑體"/>
    </style:style>
    <style:style style:name="P206" style:parent-style-name="內文" style:family="paragraph">
      <style:paragraph-properties fo:margin-left="0.1465in" fo:text-indent="-0.1465in">
        <style:tab-stops/>
      </style:paragraph-properties>
    </style:style>
    <style:style style:name="T207" style:parent-style-name="預設段落字型" style:family="text">
      <style:text-properties style:font-name-asian="華康中黑體"/>
    </style:style>
    <style:style style:name="P208" style:parent-style-name="內文" style:family="paragraph">
      <style:paragraph-properties fo:margin-left="0.1465in" fo:text-indent="-0.1465in">
        <style:tab-stops/>
      </style:paragraph-properties>
    </style:style>
    <style:style style:name="T209" style:parent-style-name="預設段落字型" style:family="text">
      <style:text-properties style:font-name-asian="華康中黑體"/>
    </style:style>
    <style:style style:name="P210" style:parent-style-name="內文" style:family="paragraph">
      <style:paragraph-properties fo:margin-left="0.1465in" fo:text-indent="-0.1465in">
        <style:tab-stops/>
      </style:paragraph-properties>
    </style:style>
    <style:style style:name="T211" style:parent-style-name="預設段落字型" style:family="text">
      <style:text-properties style:font-name-asian="華康中黑體"/>
    </style:style>
    <style:style style:name="P212" style:parent-style-name="內文" style:family="paragraph">
      <style:paragraph-properties fo:margin-left="0.1465in" fo:text-indent="-0.1465in">
        <style:tab-stops/>
      </style:paragraph-properties>
    </style:style>
    <style:style style:name="T213" style:parent-style-name="預設段落字型" style:family="text">
      <style:text-properties style:font-name-asian="華康中黑體"/>
    </style:style>
    <style:style style:name="P214" style:parent-style-name="內文" style:family="paragraph">
      <style:paragraph-properties fo:margin-left="0.1465in" fo:text-indent="-0.1465in">
        <style:tab-stops/>
      </style:paragraph-properties>
    </style:style>
    <style:style style:name="T215" style:parent-style-name="預設段落字型" style:family="text">
      <style:text-properties style:font-name-asian="華康中黑體"/>
    </style:style>
    <style:style style:name="P216" style:parent-style-name="內文" style:family="paragraph">
      <style:paragraph-properties fo:margin-left="0.1465in" fo:text-indent="-0.1465in">
        <style:tab-stops/>
      </style:paragraph-properties>
    </style:style>
    <style:style style:name="T217" style:parent-style-name="預設段落字型" style:family="text">
      <style:text-properties style:font-name-asian="華康中黑體"/>
    </style:style>
    <style:style style:name="P218" style:parent-style-name="內文" style:family="paragraph">
      <style:paragraph-properties fo:margin-left="0.1465in" fo:text-indent="-0.1465in">
        <style:tab-stops/>
      </style:paragraph-properties>
    </style:style>
    <style:style style:name="T219" style:parent-style-name="預設段落字型" style:family="text">
      <style:text-properties style:font-name-asian="華康中黑體"/>
    </style:style>
    <style:style style:name="P220" style:parent-style-name="內文" style:family="paragraph">
      <style:paragraph-properties fo:margin-left="0.1465in" fo:text-indent="-0.1465in">
        <style:tab-stops/>
      </style:paragraph-properties>
    </style:style>
    <style:style style:name="T221" style:parent-style-name="預設段落字型" style:family="text">
      <style:text-properties style:font-name-asian="華康中黑體"/>
    </style:style>
    <style:style style:name="P222" style:parent-style-name="內文" style:family="paragraph">
      <style:paragraph-properties fo:margin-left="0.1465in" fo:text-indent="-0.1465in">
        <style:tab-stops/>
      </style:paragraph-properties>
    </style:style>
    <style:style style:name="T223" style:parent-style-name="預設段落字型" style:family="text">
      <style:text-properties style:font-name-asian="華康中黑體"/>
    </style:style>
    <style:style style:name="P224" style:parent-style-name="內文" style:family="paragraph">
      <style:paragraph-properties fo:margin-left="0.1465in" fo:text-indent="-0.1465in">
        <style:tab-stops/>
      </style:paragraph-properties>
    </style:style>
    <style:style style:name="T225" style:parent-style-name="預設段落字型" style:family="text">
      <style:text-properties style:font-name-asian="華康中黑體"/>
    </style:style>
    <style:style style:name="P226" style:parent-style-name="內文" style:family="paragraph">
      <style:paragraph-properties fo:margin-left="0.1465in" fo:text-indent="-0.1465in">
        <style:tab-stops/>
      </style:paragraph-properties>
    </style:style>
    <style:style style:name="T227" style:parent-style-name="預設段落字型" style:family="text">
      <style:text-properties style:font-name-asian="華康中黑體"/>
    </style:style>
    <style:style style:name="P228" style:parent-style-name="內文" style:family="paragraph">
      <style:paragraph-properties fo:margin-left="0.1465in" fo:text-indent="-0.1465in">
        <style:tab-stops/>
      </style:paragraph-properties>
    </style:style>
    <style:style style:name="T229" style:parent-style-name="預設段落字型" style:family="text">
      <style:text-properties style:font-name-asian="華康中黑體"/>
    </style:style>
    <style:style style:name="P230" style:parent-style-name="內文" style:family="paragraph">
      <style:paragraph-properties fo:margin-left="0.1465in" fo:text-indent="-0.1465in">
        <style:tab-stops/>
      </style:paragraph-properties>
    </style:style>
    <style:style style:name="T231" style:parent-style-name="預設段落字型" style:family="text">
      <style:text-properties style:font-name-asian="華康中黑體"/>
    </style:style>
    <style:style style:name="P232" style:parent-style-name="內文" style:family="paragraph">
      <style:paragraph-properties fo:margin-left="0.1465in" fo:text-indent="-0.1465in">
        <style:tab-stops/>
      </style:paragraph-properties>
    </style:style>
    <style:style style:name="T233" style:parent-style-name="預設段落字型" style:family="text">
      <style:text-properties style:font-name-asian="華康中黑體"/>
    </style:style>
    <style:style style:name="P234" style:parent-style-name="內文" style:family="paragraph">
      <style:paragraph-properties fo:margin-left="0.1465in" fo:text-indent="-0.1465in">
        <style:tab-stops/>
      </style:paragraph-properties>
    </style:style>
    <style:style style:name="T235" style:parent-style-name="預設段落字型" style:family="text">
      <style:text-properties style:font-name-asian="華康中黑體"/>
    </style:style>
    <style:style style:name="P236" style:parent-style-name="內文" style:family="paragraph">
      <style:paragraph-properties fo:margin-left="0.1465in" fo:text-indent="-0.1465in">
        <style:tab-stops/>
      </style:paragraph-properties>
    </style:style>
    <style:style style:name="T237" style:parent-style-name="預設段落字型" style:family="text">
      <style:text-properties style:font-name-asian="華康中黑體"/>
    </style:style>
    <style:style style:name="P238" style:parent-style-name="內文" style:family="paragraph">
      <style:paragraph-properties fo:margin-left="0.1465in" fo:text-indent="-0.1465in">
        <style:tab-stops/>
      </style:paragraph-properties>
    </style:style>
    <style:style style:name="T239" style:parent-style-name="預設段落字型" style:family="text">
      <style:text-properties style:font-name-asian="華康中黑體"/>
    </style:style>
    <style:style style:name="P240" style:parent-style-name="內文" style:family="paragraph">
      <style:paragraph-properties fo:margin-left="0.1465in" fo:text-indent="-0.1465in">
        <style:tab-stops/>
      </style:paragraph-properties>
    </style:style>
    <style:style style:name="T241" style:parent-style-name="預設段落字型" style:family="text">
      <style:text-properties style:font-name-asian="華康中黑體"/>
    </style:style>
    <style:style style:name="P242" style:parent-style-name="內文" style:family="paragraph">
      <style:paragraph-properties fo:margin-left="0.1465in" fo:text-indent="-0.1465in">
        <style:tab-stops/>
      </style:paragraph-properties>
    </style:style>
    <style:style style:name="T243" style:parent-style-name="預設段落字型" style:family="text">
      <style:text-properties style:font-name-asian="華康中黑體"/>
    </style:style>
    <style:style style:name="P244" style:parent-style-name="內文" style:family="paragraph">
      <style:paragraph-properties fo:margin-left="0.1465in" fo:text-indent="-0.1465in">
        <style:tab-stops/>
      </style:paragraph-properties>
    </style:style>
    <style:style style:name="T245" style:parent-style-name="預設段落字型" style:family="text">
      <style:text-properties style:font-name-asian="華康中黑體"/>
    </style:style>
    <style:style style:name="P246" style:parent-style-name="內文" style:family="paragraph">
      <style:paragraph-properties fo:margin-left="0.1465in" fo:text-indent="-0.1465in">
        <style:tab-stops/>
      </style:paragraph-properties>
    </style:style>
    <style:style style:name="T247" style:parent-style-name="預設段落字型" style:family="text">
      <style:text-properties style:font-name-asian="華康中黑體"/>
    </style:style>
    <style:style style:name="P248" style:parent-style-name="內文" style:family="paragraph">
      <style:paragraph-properties fo:margin-left="0.1465in" fo:text-indent="-0.1465in">
        <style:tab-stops/>
      </style:paragraph-properties>
    </style:style>
    <style:style style:name="T249" style:parent-style-name="預設段落字型" style:family="text">
      <style:text-properties style:font-name-asian="華康中黑體"/>
    </style:style>
    <style:style style:name="P250" style:parent-style-name="內文" style:family="paragraph">
      <style:paragraph-properties fo:margin-left="0.1465in" fo:text-indent="-0.1465in">
        <style:tab-stops/>
      </style:paragraph-properties>
    </style:style>
    <style:style style:name="T251" style:parent-style-name="預設段落字型" style:family="text">
      <style:text-properties style:font-name-asian="華康中黑體"/>
    </style:style>
    <style:style style:name="P252" style:parent-style-name="內文" style:family="paragraph">
      <style:paragraph-properties fo:margin-left="0.1465in" fo:text-indent="-0.1465in">
        <style:tab-stops/>
      </style:paragraph-properties>
    </style:style>
    <style:style style:name="T253" style:parent-style-name="預設段落字型" style:family="text">
      <style:text-properties style:font-name-asian="華康中黑體"/>
    </style:style>
    <style:style style:name="P254" style:parent-style-name="內文" style:family="paragraph">
      <style:paragraph-properties fo:margin-left="0.1465in" fo:text-indent="-0.1465in">
        <style:tab-stops/>
      </style:paragraph-properties>
    </style:style>
    <style:style style:name="T255" style:parent-style-name="預設段落字型" style:family="text">
      <style:text-properties style:font-name-asian="華康中黑體"/>
    </style:style>
    <style:style style:name="P256" style:parent-style-name="內文" style:family="paragraph">
      <style:paragraph-properties fo:margin-left="0.1465in" fo:text-indent="-0.1465in">
        <style:tab-stops/>
      </style:paragraph-properties>
    </style:style>
    <style:style style:name="T257" style:parent-style-name="預設段落字型" style:family="text">
      <style:text-properties style:font-name-asian="華康中黑體"/>
    </style:style>
    <style:style style:name="P258" style:parent-style-name="內文" style:family="paragraph">
      <style:paragraph-properties fo:margin-left="0.1465in" fo:text-indent="-0.1465in">
        <style:tab-stops/>
      </style:paragraph-properties>
    </style:style>
    <style:style style:name="T259" style:parent-style-name="預設段落字型" style:family="text">
      <style:text-properties style:font-name-asian="華康中黑體"/>
    </style:style>
    <style:style style:name="P260" style:parent-style-name="內文" style:family="paragraph">
      <style:paragraph-properties fo:margin-left="0.1465in" fo:text-indent="-0.1465in">
        <style:tab-stops/>
      </style:paragraph-properties>
    </style:style>
    <style:style style:name="T261" style:parent-style-name="預設段落字型" style:family="text">
      <style:text-properties style:font-name-asian="華康中黑體"/>
    </style:style>
    <style:style style:name="P262" style:parent-style-name="內文" style:family="paragraph">
      <style:paragraph-properties fo:margin-left="0.1465in" fo:text-indent="-0.1465in">
        <style:tab-stops/>
      </style:paragraph-properties>
    </style:style>
    <style:style style:name="T263" style:parent-style-name="預設段落字型" style:family="text">
      <style:text-properties style:font-name-asian="華康中黑體"/>
    </style:style>
    <style:style style:name="P264" style:parent-style-name="內文" style:family="paragraph">
      <style:paragraph-properties fo:margin-left="0.1465in" fo:text-indent="-0.1465in">
        <style:tab-stops/>
      </style:paragraph-properties>
    </style:style>
    <style:style style:name="T265" style:parent-style-name="預設段落字型" style:family="text">
      <style:text-properties style:font-name-asian="華康中黑體"/>
    </style:style>
    <style:style style:name="P266" style:parent-style-name="內文" style:family="paragraph">
      <style:paragraph-properties fo:margin-left="0.1465in" fo:text-indent="-0.1465in">
        <style:tab-stops/>
      </style:paragraph-properties>
    </style:style>
    <style:style style:name="T267" style:parent-style-name="預設段落字型" style:family="text">
      <style:text-properties style:font-name-asian="華康中黑體"/>
    </style:style>
    <style:style style:name="P268" style:parent-style-name="內文" style:family="paragraph">
      <style:paragraph-properties fo:margin-left="0.1465in" fo:text-indent="-0.1465in">
        <style:tab-stops/>
      </style:paragraph-properties>
    </style:style>
    <style:style style:name="T269" style:parent-style-name="預設段落字型" style:family="text">
      <style:text-properties style:font-name-asian="華康中黑體"/>
    </style:style>
    <style:style style:name="P270" style:parent-style-name="內文" style:family="paragraph">
      <style:paragraph-properties fo:margin-left="0.1465in" fo:text-indent="-0.1465in">
        <style:tab-stops/>
      </style:paragraph-properties>
    </style:style>
    <style:style style:name="T271" style:parent-style-name="預設段落字型" style:family="text">
      <style:text-properties style:font-name-asian="華康中黑體"/>
    </style:style>
    <style:style style:name="P272" style:parent-style-name="內文" style:family="paragraph">
      <style:paragraph-properties fo:margin-left="0.1465in" fo:text-indent="-0.1465in">
        <style:tab-stops/>
      </style:paragraph-properties>
    </style:style>
    <style:style style:name="T273" style:parent-style-name="預設段落字型" style:family="text">
      <style:text-properties style:font-name-asian="華康中黑體"/>
    </style:style>
    <style:style style:name="P274" style:parent-style-name="內文" style:family="paragraph">
      <style:paragraph-properties fo:margin-left="0.1465in" fo:text-indent="-0.1465in">
        <style:tab-stops/>
      </style:paragraph-properties>
    </style:style>
    <style:style style:name="T275" style:parent-style-name="預設段落字型" style:family="text">
      <style:text-properties style:font-name-asian="華康中黑體"/>
    </style:style>
    <style:style style:name="P276" style:parent-style-name="內文" style:family="paragraph">
      <style:paragraph-properties fo:margin-left="0.1465in" fo:text-indent="-0.1465in">
        <style:tab-stops/>
      </style:paragraph-properties>
    </style:style>
    <style:style style:name="T277" style:parent-style-name="預設段落字型" style:family="text">
      <style:text-properties style:font-name-asian="華康中黑體"/>
    </style:style>
    <style:style style:name="P278" style:parent-style-name="內文" style:family="paragraph">
      <style:paragraph-properties fo:margin-left="0.1465in" fo:text-indent="-0.1465in">
        <style:tab-stops/>
      </style:paragraph-properties>
    </style:style>
    <style:style style:name="T279" style:parent-style-name="預設段落字型" style:family="text">
      <style:text-properties style:font-name-asian="華康中黑體"/>
    </style:style>
    <style:style style:name="P280" style:parent-style-name="內文" style:family="paragraph">
      <style:paragraph-properties fo:margin-left="0.1465in" fo:text-indent="-0.1465in">
        <style:tab-stops/>
      </style:paragraph-properties>
    </style:style>
    <style:style style:name="T281" style:parent-style-name="預設段落字型" style:family="text">
      <style:text-properties style:font-name-asian="華康中黑體"/>
    </style:style>
    <style:style style:name="P282" style:parent-style-name="內文" style:family="paragraph">
      <style:paragraph-properties fo:margin-left="0.1465in" fo:text-indent="-0.1465in">
        <style:tab-stops/>
      </style:paragraph-properties>
    </style:style>
    <style:style style:name="T283" style:parent-style-name="預設段落字型" style:family="text">
      <style:text-properties style:font-name-asian="華康中黑體"/>
    </style:style>
    <style:style style:name="P284" style:parent-style-name="內文" style:family="paragraph">
      <style:paragraph-properties fo:margin-left="0.1465in" fo:text-indent="-0.1465in">
        <style:tab-stops/>
      </style:paragraph-properties>
    </style:style>
    <style:style style:name="T285" style:parent-style-name="預設段落字型" style:family="text">
      <style:text-properties style:font-name-asian="華康中黑體"/>
    </style:style>
    <style:style style:name="P286" style:parent-style-name="內文" style:family="paragraph">
      <style:paragraph-properties fo:margin-left="0.1465in" fo:text-indent="-0.1465in">
        <style:tab-stops/>
      </style:paragraph-properties>
    </style:style>
    <style:style style:name="T287" style:parent-style-name="預設段落字型" style:family="text">
      <style:text-properties style:font-name-asian="華康中黑體"/>
    </style:style>
    <style:style style:name="P288" style:parent-style-name="內文" style:family="paragraph">
      <style:paragraph-properties fo:margin-left="0.1465in" fo:text-indent="-0.1465in">
        <style:tab-stops/>
      </style:paragraph-properties>
    </style:style>
    <style:style style:name="T289" style:parent-style-name="預設段落字型" style:family="text">
      <style:text-properties style:font-name-asian="華康中黑體"/>
    </style:style>
    <style:style style:name="P290" style:parent-style-name="內文" style:family="paragraph">
      <style:paragraph-properties fo:margin-left="0.1465in" fo:text-indent="-0.1465in">
        <style:tab-stops/>
      </style:paragraph-properties>
    </style:style>
    <style:style style:name="T291" style:parent-style-name="預設段落字型" style:family="text">
      <style:text-properties style:font-name-asian="華康中黑體"/>
    </style:style>
    <style:style style:name="P292" style:parent-style-name="內文" style:family="paragraph">
      <style:paragraph-properties fo:margin-left="0.1465in" fo:text-indent="-0.1465in">
        <style:tab-stops/>
      </style:paragraph-properties>
    </style:style>
    <style:style style:name="T293" style:parent-style-name="預設段落字型" style:family="text">
      <style:text-properties style:font-name-asian="華康中黑體"/>
    </style:style>
    <style:style style:name="P294" style:parent-style-name="內文" style:family="paragraph">
      <style:paragraph-properties fo:margin-left="0.1465in" fo:text-indent="-0.1465in">
        <style:tab-stops/>
      </style:paragraph-properties>
    </style:style>
    <style:style style:name="T295" style:parent-style-name="預設段落字型" style:family="text">
      <style:text-properties style:font-name-asian="華康中黑體"/>
    </style:style>
    <style:style style:name="P296" style:parent-style-name="內文" style:family="paragraph">
      <style:paragraph-properties fo:margin-left="0.1465in" fo:text-indent="-0.1465in">
        <style:tab-stops/>
      </style:paragraph-properties>
    </style:style>
    <style:style style:name="T297" style:parent-style-name="預設段落字型" style:family="text">
      <style:text-properties style:font-name-asian="華康中黑體"/>
    </style:style>
    <style:style style:name="P298" style:parent-style-name="內文" style:family="paragraph">
      <style:paragraph-properties fo:margin-left="0.1465in" fo:text-indent="-0.1465in">
        <style:tab-stops/>
      </style:paragraph-properties>
    </style:style>
    <style:style style:name="T299" style:parent-style-name="預設段落字型" style:family="text">
      <style:text-properties style:font-name-asian="華康中黑體"/>
    </style:style>
    <style:style style:name="P300" style:parent-style-name="內文" style:family="paragraph">
      <style:paragraph-properties fo:margin-left="0.1465in" fo:text-indent="-0.1465in">
        <style:tab-stops/>
      </style:paragraph-properties>
    </style:style>
    <style:style style:name="T301" style:parent-style-name="預設段落字型" style:family="text">
      <style:text-properties style:font-name-asian="華康中黑體"/>
    </style:style>
    <style:style style:name="P302" style:parent-style-name="內文" style:family="paragraph">
      <style:paragraph-properties fo:margin-left="0.1465in" fo:text-indent="-0.1465in">
        <style:tab-stops/>
      </style:paragraph-properties>
    </style:style>
    <style:style style:name="T303" style:parent-style-name="預設段落字型" style:family="text">
      <style:text-properties style:font-name-asian="華康中黑體"/>
    </style:style>
    <style:style style:name="P304" style:parent-style-name="內文" style:family="paragraph">
      <style:paragraph-properties fo:margin-left="0.1465in" fo:text-indent="-0.1465in">
        <style:tab-stops/>
      </style:paragraph-properties>
    </style:style>
    <style:style style:name="T305" style:parent-style-name="預設段落字型" style:family="text">
      <style:text-properties style:font-name-asian="華康中黑體"/>
    </style:style>
    <style:style style:name="P306" style:parent-style-name="內文" style:family="paragraph">
      <style:paragraph-properties fo:margin-left="0.1465in" fo:text-indent="-0.1465in">
        <style:tab-stops/>
      </style:paragraph-properties>
    </style:style>
    <style:style style:name="T307" style:parent-style-name="預設段落字型" style:family="text">
      <style:text-properties style:font-name-asian="華康中黑體"/>
    </style:style>
    <style:style style:name="P308" style:parent-style-name="內文" style:family="paragraph">
      <style:paragraph-properties fo:margin-left="0.1465in" fo:text-indent="-0.1465in">
        <style:tab-stops/>
      </style:paragraph-properties>
    </style:style>
    <style:style style:name="T309" style:parent-style-name="預設段落字型" style:family="text">
      <style:text-properties style:font-name-asian="華康中黑體"/>
    </style:style>
    <style:style style:name="P310" style:parent-style-name="內文" style:family="paragraph">
      <style:paragraph-properties fo:margin-left="0.1465in" fo:text-indent="-0.1465in">
        <style:tab-stops/>
      </style:paragraph-properties>
    </style:style>
    <style:style style:name="T311" style:parent-style-name="預設段落字型" style:family="text">
      <style:text-properties style:font-name-asian="華康中黑體"/>
    </style:style>
    <style:style style:name="P312" style:parent-style-name="內文" style:family="paragraph">
      <style:paragraph-properties fo:margin-left="0.1465in" fo:text-indent="-0.1465in">
        <style:tab-stops/>
      </style:paragraph-properties>
    </style:style>
    <style:style style:name="T313" style:parent-style-name="預設段落字型" style:family="text">
      <style:text-properties style:font-name-asian="華康中黑體"/>
    </style:style>
    <style:style style:name="P314" style:parent-style-name="內文" style:family="paragraph">
      <style:paragraph-properties fo:margin-left="0.1465in" fo:text-indent="-0.1465in">
        <style:tab-stops/>
      </style:paragraph-properties>
    </style:style>
    <style:style style:name="T315" style:parent-style-name="預設段落字型" style:family="text">
      <style:text-properties style:font-name-asian="華康中黑體"/>
    </style:style>
    <style:style style:name="P316" style:parent-style-name="內文" style:family="paragraph">
      <style:paragraph-properties fo:margin-left="0.1465in" fo:text-indent="-0.1465in">
        <style:tab-stops/>
      </style:paragraph-properties>
    </style:style>
    <style:style style:name="T317" style:parent-style-name="預設段落字型" style:family="text">
      <style:text-properties style:font-name-asian="華康中黑體"/>
    </style:style>
    <style:style style:name="P318" style:parent-style-name="內文" style:family="paragraph">
      <style:paragraph-properties fo:margin-left="0.1465in" fo:text-indent="-0.1465in">
        <style:tab-stops/>
      </style:paragraph-properties>
    </style:style>
    <style:style style:name="T319" style:parent-style-name="預設段落字型" style:family="text">
      <style:text-properties style:font-name-asian="華康中黑體"/>
    </style:style>
    <style:style style:name="P320" style:parent-style-name="內文" style:family="paragraph">
      <style:paragraph-properties fo:margin-left="0.1465in" fo:text-indent="-0.1465in">
        <style:tab-stops/>
      </style:paragraph-properties>
    </style:style>
    <style:style style:name="T321" style:parent-style-name="預設段落字型" style:family="text">
      <style:text-properties style:font-name-asian="華康中黑體"/>
    </style:style>
    <style:style style:name="P322" style:parent-style-name="內文" style:family="paragraph">
      <style:paragraph-properties fo:margin-left="0.1465in" fo:text-indent="0.1465in">
        <style:tab-stops/>
      </style:paragraph-properties>
    </style:style>
    <style:style style:name="P323" style:parent-style-name="內文" style:family="paragraph">
      <style:paragraph-properties fo:margin-left="0.1465in" fo:text-indent="0.1465in">
        <style:tab-stops/>
      </style:paragraph-properties>
    </style:style>
    <style:style style:name="P324" style:parent-style-name="內文" style:family="paragraph">
      <style:paragraph-properties fo:margin-left="0.1465in" fo:text-indent="-0.1465in">
        <style:tab-stops/>
      </style:paragraph-properties>
    </style:style>
    <style:style style:name="T325" style:parent-style-name="預設段落字型" style:family="text">
      <style:text-properties style:font-name-asian="華康中黑體"/>
    </style:style>
    <style:style style:name="P326" style:parent-style-name="內文" style:family="paragraph">
      <style:paragraph-properties fo:margin-left="0.1465in" fo:text-indent="-0.1465in">
        <style:tab-stops/>
      </style:paragraph-properties>
    </style:style>
    <style:style style:name="T327" style:parent-style-name="預設段落字型" style:family="text">
      <style:text-properties style:font-name-asian="華康中黑體"/>
    </style:style>
    <style:style style:name="P328" style:parent-style-name="內文" style:family="paragraph">
      <style:paragraph-properties fo:margin-left="0.1465in" fo:text-indent="-0.1465in">
        <style:tab-stops/>
      </style:paragraph-properties>
    </style:style>
    <style:style style:name="T329" style:parent-style-name="預設段落字型" style:family="text">
      <style:text-properties style:font-name-asian="華康中黑體"/>
    </style:style>
    <style:style style:name="P330" style:parent-style-name="內文" style:family="paragraph">
      <style:paragraph-properties fo:margin-left="0.1465in" fo:text-indent="-0.1465in">
        <style:tab-stops/>
      </style:paragraph-properties>
    </style:style>
    <style:style style:name="T331" style:parent-style-name="預設段落字型" style:family="text">
      <style:text-properties style:font-name-asian="華康中黑體"/>
    </style:style>
    <style:style style:name="P332" style:parent-style-name="內文" style:family="paragraph">
      <style:paragraph-properties fo:margin-left="0.1465in" fo:text-indent="-0.1465in">
        <style:tab-stops/>
      </style:paragraph-properties>
    </style:style>
    <style:style style:name="T333" style:parent-style-name="預設段落字型" style:family="text">
      <style:text-properties style:font-name-asian="華康中黑體"/>
    </style:style>
    <style:style style:name="P334" style:parent-style-name="內文" style:family="paragraph">
      <style:paragraph-properties fo:margin-left="0.1465in" fo:text-indent="-0.1465in">
        <style:tab-stops/>
      </style:paragraph-properties>
    </style:style>
    <style:style style:name="T335" style:parent-style-name="預設段落字型" style:family="text">
      <style:text-properties style:font-name-asian="華康中黑體"/>
    </style:style>
    <style:style style:name="P336" style:parent-style-name="內文" style:family="paragraph">
      <style:paragraph-properties fo:margin-left="0.1465in" fo:text-indent="-0.1465in">
        <style:tab-stops/>
      </style:paragraph-properties>
    </style:style>
    <style:style style:name="T337" style:parent-style-name="預設段落字型" style:family="text">
      <style:text-properties style:font-name-asian="華康中黑體"/>
    </style:style>
    <style:style style:name="P338" style:parent-style-name="內文" style:family="paragraph">
      <style:paragraph-properties fo:margin-left="0.1465in" fo:text-indent="-0.1465in">
        <style:tab-stops/>
      </style:paragraph-properties>
    </style:style>
    <style:style style:name="T339" style:parent-style-name="預設段落字型" style:family="text">
      <style:text-properties style:font-name-asian="華康中黑體"/>
    </style:style>
    <style:style style:name="P340" style:parent-style-name="內文" style:family="paragraph">
      <style:paragraph-properties fo:margin-left="0.1465in" fo:text-indent="-0.1465in">
        <style:tab-stops/>
      </style:paragraph-properties>
    </style:style>
    <style:style style:name="T341" style:parent-style-name="預設段落字型" style:family="text">
      <style:text-properties style:font-name-asian="華康中黑體"/>
    </style:style>
    <style:style style:name="P342" style:parent-style-name="內文" style:family="paragraph">
      <style:paragraph-properties fo:margin-left="0.1465in" fo:text-indent="-0.1465in">
        <style:tab-stops/>
      </style:paragraph-properties>
    </style:style>
    <style:style style:name="T343" style:parent-style-name="預設段落字型" style:family="text">
      <style:text-properties style:font-name-asian="華康中黑體"/>
    </style:style>
    <style:style style:name="P344" style:parent-style-name="內文" style:family="paragraph">
      <style:paragraph-properties fo:margin-left="0.1465in" fo:text-indent="-0.1465in">
        <style:tab-stops/>
      </style:paragraph-properties>
    </style:style>
    <style:style style:name="T345" style:parent-style-name="預設段落字型" style:family="text">
      <style:text-properties style:font-name-asian="華康中黑體"/>
    </style:style>
    <style:style style:name="P346" style:parent-style-name="內文" style:family="paragraph">
      <style:paragraph-properties fo:margin-left="0.1465in" fo:text-indent="-0.1465in">
        <style:tab-stops/>
      </style:paragraph-properties>
    </style:style>
    <style:style style:name="T347" style:parent-style-name="預設段落字型" style:family="text">
      <style:text-properties style:font-name-asian="華康中黑體"/>
    </style:style>
    <style:style style:name="P348" style:parent-style-name="內文" style:family="paragraph">
      <style:paragraph-properties fo:margin-left="0.1465in" fo:text-indent="-0.1465in">
        <style:tab-stops/>
      </style:paragraph-properties>
    </style:style>
    <style:style style:name="T349" style:parent-style-name="預設段落字型" style:family="text">
      <style:text-properties style:font-name-asian="華康中黑體"/>
    </style:style>
    <style:style style:name="P350" style:parent-style-name="內文" style:family="paragraph">
      <style:paragraph-properties fo:margin-left="0.1465in" fo:text-indent="-0.1465in">
        <style:tab-stops/>
      </style:paragraph-properties>
    </style:style>
    <style:style style:name="T351" style:parent-style-name="預設段落字型" style:family="text">
      <style:text-properties style:font-name-asian="華康中黑體"/>
    </style:style>
    <style:style style:name="P352" style:parent-style-name="內文" style:family="paragraph">
      <style:paragraph-properties fo:margin-left="0.1465in" fo:text-indent="-0.1465in">
        <style:tab-stops/>
      </style:paragraph-properties>
    </style:style>
    <style:style style:name="T353" style:parent-style-name="預設段落字型" style:family="text">
      <style:text-properties style:font-name-asian="華康中黑體"/>
    </style:style>
    <style:style style:name="P354" style:parent-style-name="內文" style:family="paragraph">
      <style:paragraph-properties fo:margin-left="0.1465in" fo:text-indent="-0.1465in">
        <style:tab-stops/>
      </style:paragraph-properties>
    </style:style>
    <style:style style:name="T355" style:parent-style-name="預設段落字型" style:family="text">
      <style:text-properties style:font-name-asian="華康中黑體"/>
    </style:style>
    <style:style style:name="P356" style:parent-style-name="內文" style:family="paragraph">
      <style:paragraph-properties fo:margin-left="0.1465in" fo:text-indent="-0.1465in">
        <style:tab-stops/>
      </style:paragraph-properties>
    </style:style>
    <style:style style:name="T357" style:parent-style-name="預設段落字型" style:family="text">
      <style:text-properties style:font-name-asian="華康中黑體"/>
    </style:style>
    <style:style style:name="P358" style:parent-style-name="內文" style:family="paragraph">
      <style:paragraph-properties fo:margin-left="0.1465in" fo:text-indent="-0.1465in">
        <style:tab-stops/>
      </style:paragraph-properties>
    </style:style>
    <style:style style:name="T359" style:parent-style-name="預設段落字型" style:family="text">
      <style:text-properties style:font-name-asian="華康中黑體"/>
    </style:style>
    <style:style style:name="P360" style:parent-style-name="內文" style:family="paragraph">
      <style:paragraph-properties fo:margin-left="0.1465in" fo:text-indent="-0.1465in">
        <style:tab-stops/>
      </style:paragraph-properties>
    </style:style>
    <style:style style:name="T361" style:parent-style-name="預設段落字型" style:family="text">
      <style:text-properties style:font-name-asian="華康中黑體"/>
    </style:style>
    <style:style style:name="P362" style:parent-style-name="內文" style:family="paragraph">
      <style:paragraph-properties fo:margin-left="0.1465in" fo:text-indent="-0.1465in">
        <style:tab-stops/>
      </style:paragraph-properties>
    </style:style>
    <style:style style:name="T363" style:parent-style-name="預設段落字型" style:family="text">
      <style:text-properties style:font-name-asian="華康中黑體"/>
    </style:style>
    <style:style style:name="P364" style:parent-style-name="內文" style:family="paragraph">
      <style:paragraph-properties fo:margin-left="0.1465in" fo:text-indent="-0.1465in">
        <style:tab-stops/>
      </style:paragraph-properties>
    </style:style>
    <style:style style:name="T365" style:parent-style-name="預設段落字型" style:family="text">
      <style:text-properties style:font-name-asian="華康中黑體"/>
    </style:style>
    <style:style style:name="P366" style:parent-style-name="內文" style:family="paragraph">
      <style:paragraph-properties fo:margin-left="0.1465in" fo:text-indent="-0.1465in">
        <style:tab-stops/>
      </style:paragraph-properties>
    </style:style>
    <style:style style:name="T367" style:parent-style-name="預設段落字型" style:family="text">
      <style:text-properties style:font-name-asian="華康中黑體"/>
    </style:style>
    <style:style style:name="P368" style:parent-style-name="內文" style:family="paragraph">
      <style:paragraph-properties fo:margin-left="0.1465in" fo:text-indent="-0.1465in">
        <style:tab-stops/>
      </style:paragraph-properties>
    </style:style>
    <style:style style:name="T369" style:parent-style-name="預設段落字型" style:family="text">
      <style:text-properties style:font-name-asian="華康中黑體"/>
    </style:style>
    <style:style style:name="P370" style:parent-style-name="內文" style:family="paragraph">
      <style:paragraph-properties fo:margin-left="0.1465in" fo:text-indent="-0.1465in">
        <style:tab-stops/>
      </style:paragraph-properties>
    </style:style>
    <style:style style:name="T371" style:parent-style-name="預設段落字型" style:family="text">
      <style:text-properties style:font-name-asian="華康中黑體"/>
    </style:style>
    <style:style style:name="P372" style:parent-style-name="內文" style:family="paragraph">
      <style:paragraph-properties fo:margin-left="0.1465in" fo:text-indent="-0.1465in">
        <style:tab-stops/>
      </style:paragraph-properties>
    </style:style>
    <style:style style:name="T373" style:parent-style-name="預設段落字型" style:family="text">
      <style:text-properties style:font-name-asian="華康中黑體"/>
    </style:style>
    <style:style style:name="P374" style:parent-style-name="內文" style:family="paragraph">
      <style:paragraph-properties fo:margin-left="0.1465in" fo:text-indent="-0.1465in">
        <style:tab-stops/>
      </style:paragraph-properties>
    </style:style>
    <style:style style:name="T375" style:parent-style-name="預設段落字型" style:family="text">
      <style:text-properties style:font-name-asian="華康中黑體"/>
    </style:style>
    <style:style style:name="P376" style:parent-style-name="內文" style:family="paragraph">
      <style:paragraph-properties fo:margin-left="0.1465in" fo:text-indent="-0.1465in">
        <style:tab-stops/>
      </style:paragraph-properties>
    </style:style>
    <style:style style:name="T377" style:parent-style-name="預設段落字型" style:family="text">
      <style:text-properties style:font-name-asian="華康中黑體"/>
    </style:style>
    <style:style style:name="P378" style:parent-style-name="內文" style:family="paragraph">
      <style:paragraph-properties fo:margin-left="0.1465in" fo:text-indent="-0.1465in">
        <style:tab-stops/>
      </style:paragraph-properties>
    </style:style>
    <style:style style:name="T379" style:parent-style-name="預設段落字型" style:family="text">
      <style:text-properties style:font-name-asian="華康中黑體"/>
    </style:style>
    <style:style style:name="P380" style:parent-style-name="內文" style:family="paragraph">
      <style:paragraph-properties fo:margin-left="0.1465in" fo:text-indent="-0.1465in">
        <style:tab-stops/>
      </style:paragraph-properties>
    </style:style>
    <style:style style:name="T381" style:parent-style-name="預設段落字型" style:family="text">
      <style:text-properties style:font-name-asian="華康中黑體"/>
    </style:style>
    <style:style style:name="P382" style:parent-style-name="內文" style:family="paragraph">
      <style:paragraph-properties fo:margin-left="0.1465in" fo:text-indent="-0.1465in">
        <style:tab-stops/>
      </style:paragraph-properties>
    </style:style>
    <style:style style:name="T383" style:parent-style-name="預設段落字型" style:family="text">
      <style:text-properties style:font-name-asian="華康中黑體"/>
    </style:style>
    <style:style style:name="P384" style:parent-style-name="內文" style:family="paragraph">
      <style:paragraph-properties fo:margin-left="0.1465in" fo:text-indent="-0.1465in">
        <style:tab-stops/>
      </style:paragraph-properties>
    </style:style>
    <style:style style:name="T385" style:parent-style-name="預設段落字型" style:family="text">
      <style:text-properties style:font-name-asian="華康中黑體"/>
    </style:style>
    <style:style style:name="P386" style:parent-style-name="內文" style:family="paragraph">
      <style:paragraph-properties fo:margin-left="0.1465in" fo:text-indent="0.1465in">
        <style:tab-stops/>
      </style:paragraph-properties>
    </style:style>
    <style:style style:name="T387" style:parent-style-name="預設段落字型" style:family="text">
      <style:text-properties style:font-name-asian="華康中黑體"/>
    </style:style>
  </office:automatic-styles>
  <office:body>
    <office:text text:use-soft-page-breaks="true">
      <text:p text:style-name="P1">開放國會（OPMSF）第7次會議紀錄</text:p>
      <text:section text:name="Sect1" text:style-name="S1">
        <text:p text:style-name="P5"><text:span text:style-name="T6">時　　間　</text:span>中華民國109年12月15日（星期二）10時7分至11時29分</text:p>
        <text:p text:style-name="P7"><text:span text:style-name="T8">地　　點　</text:span>本院紅樓801會議室</text:p>
        <text:p text:style-name="P9"><text:span text:style-name="T10">主　　席　</text:span>林委員昶佐、洪顧問慈庸</text:p>
        <text:p text:style-name="P11"><text:span text:style-name="T12">主席（林委員昶佐）：</text:span>開始開會。今天最主要的議程就是討論我們的英文版，第二個部分可能就是針對IRM，其實是看行政院的進度，我先把線上大家想討論的一些可能性說明一下：第一個是我們就現在翻譯社的版本提出修改部分，據我所知翻譯社也說可以修改，對不對？這是第一種模式。第二個伊莎貝爾在上面有寫，看是否整份請別人寫，如果沒有授權的問題，gov這邊再找人來協作。</text:p>
        <text:p text:style-name="P13">我是覺得如果翻譯社大概知道我們要修改的方向，我們其實就現有的版本去修正，可能在預算跟時間上都不會有太大的調整問題，我們先稍微順一下、看一下現在英文版本的狀況，如果我們在順的過程中，發現是不是要找別人一整份修改，我們那時候再討論，好不好？我們是不是可以用這樣的方法，就現有的版本討論？我知道Lulu有整理出一些note，我們邊看邊討論，我們先以這樣的方式。討論到一半的過程，如果真的發現問題大到可能需要找人整份重寫，我們那時候再來討論好了，我們先看現在的版本。</text:p>
        <text:p text:style-name="P14">我們先請Lulu分享一下，謝謝！這幾個禮拜感謝Lulu跟幾位同仁大家的辛勞，其實我沒有仔細地逐字去看，所以很感謝，不好意思！</text:p>
        <text:p text:style-name="P15"><text:span text:style-name="T16">耿璐：</text:span>我想說你應該就講到這裡了。</text:p>
        <text:p text:style-name="P17"><text:span text:style-name="T18">主席（林委員昶佐）：</text:span>對！</text:p>
        <text:p text:style-name="P19"><text:span text:style-name="T20">耿璐：</text:span>我先介紹一下幫忙審稿的，你們能看到畫面右邊有兩個icon，第一位是MG，他在美國唸書，現在也還留在美國，之前曾在開放文化基金會，而且之前的臺灣開放政府觀察報告就是他寫的，所以他也花了很多力氣去看；下面的Aaron是加拿大人，但是他在臺灣工作很長的一段時間，所以看得懂中文，他也很多次跟臺灣民間參訪團去過國際的OGP會議，所以他也非常瞭解臺灣在做的事情。</text:p>
        <text:p text:style-name="P21">因為我把他們每一次的修正版本都有存副本，放在同一個資料夾，其實他們真的幫忙看得非常、非常的細，大家有興趣可以來看。我現在會先讓大家看過一次他們大概的提問，先不會每項去問大家如何修改，因為這樣會花很多的時間。首先，他們就會說開頭其實有講了，最主要的五個大項：透明化、公開化、國民化、數位化及教學化，可是在翻譯成英文的時候，光這五項就會有很大的問題，像National不知道是什麼意思，應該就是國民化；Digital是數位化；Teaching是教學化，但是這三個字是不會被用在這裡。這好像是在最上面，如果大家可以，也可以打開Slack裡面的檔案。像這個可能翻譯社可以幫忙，但或許我們也可以確定這五項最重要的核心，我們要用什麼詞彙去代表：透明化、公開化、國民化、數位化及教學化，Aaron以外國人的身分已經建議了一個寫法。</text:p>
        <text:p text:style-name="P22">再往下看第2頁，同樣是以中文版來說可能看得懂，可是就英文這樣的寫法，其實是看不懂<text:soft-page-break/>這邊是寫什麼，這個問題也一直發生。看到第7頁的時候，有一個是「governance mechanism」，MG和Aaron都一致覺得寫「governance mechanism」太抽象了，應該改成「charter」，像這種很明確，他們已經有建議可以怎麼改，如果大家沒有疑問，或許我們也可以建議翻譯社就這樣使用。我在這邊只有自我提醒，如果有任何詞要改，都要全文搜尋修改，因為逐字去看可能會漏掉。一樣在這邊就是有的寫「Executive Task Force」，有的寫「Working Group」，這可能也要修改成同一個詞，類似這樣的問題。</text:p>
        <text:p text:style-name="P23">再一直往下看第14頁，這邊主要是時序可能在中文的時候，就有些困惑的地方，因為在第二點的最後一段就寫最後的版本將會被簽核，將會在什麼時候發出，可是在第三點又是寫怎麼產出這份最後簽核的東西，所以他們在看的時候就會很困擾，不是已經完成了嗎？是在完成了之後，才又開始問民間嗎？還是怎麼樣？所以這一段話應該是中文的版本，可能還需要再確定一下，時序上是否有比較讓人不確定的事情。這邊我們已經有先註明，像曾柏瑜在這裡有寫，這一段建議是移到第三點的最下面，所以這些是看時的時序問題。</text:p>
        <text:p text:style-name="P24">另外在第16頁，這邊中文是寫得很詳細，每一場次線上KOL的講座有哪些人參加，可是外國人其實根本不認識這些KOL，對他們來說看到像「Rollyoureyes」，就會覺得這是什麼？這是要幹嘛？我就會想像這一整串文字，我們只要說KOL有哪些成員，例如有不同的黨派、無黨籍的立委，有民間團體代表，還有網路KOL就好，不用每一場次都要寫出是誰，要不然可能還要註明一下KOL……</text:p>
        <text:p text:style-name="P25"><text:span text:style-name="T26">主席（林委員昶佐）：</text:span>那個是他們的名字。</text:p>
        <text:p text:style-name="P27"><text:span text:style-name="T28">耿璐：</text:span>對！要不然就會完全不懂這些出現在這裡的意思是什麼，當然對國際伙伴來說，這一段有沒有需要翻譯到這麼詳細？我覺得或許是不用，他們只需要知道我們有辦這些場次，我們所邀請代表是來自哪些領域，或許就可以了，要不然我覺得好像只是徒增他們的困擾而已。第19頁是比較細節的文法部分，在下面這一段感覺大家問題比較多，比如說如果第一次出現CDN，而這是什麼意思，可能也需要寫出來。</text:p>
        <text:p text:style-name="P29">因為在講解看這個頻道本來有多少人，直到用了新媒體之後變成多少人，這段因為國際夥伴並不是在臺灣，他們會不知道我們說的new media，或者是本來的頻道是什麼？後來的頻道是什麼？是每年收看的人次或4年收看的人次，還是這到底是什麼？所以我覺得這整串來說，其實有太多不是在臺灣就無法理解的東西，所以是不是可以做些精簡，例如尋找比較多元，像是什麼樣的digital media，讓人次從每年多少人到4年多少人，可能只要兩句話搞不好就寫完了，不用像中文一樣說得那麼清楚，因為這可能真的是在臺灣才知道在幹嘛，所以對這一整段MG和Aaron的提問就很多，我仔細看完之後，也覺得不太確定這個轉變是什麼，然後這些數字又代表什麼，所以這一段可能需要在重塑一次。接下來第21頁及第22頁是文法部分，另外，就是第23頁第五大項，對英文讀者來說，還是會有這種將中文語意直接翻過去，而且句子太長，斷句不是基於英文的邏輯，所以就卡住了，大概滿多地方都會像這樣子。</text:p>
        <text:p text:style-name="P30">然後我自己在看承諾事項的時候，也會有很多疑問，因為我就是先看最上面的整理，比如說第一點，本來是應建立明確資料開放治理機制，但英文是clear open data，我不太確定是否有這樣的用法，所以可能要請教open data相關人員，有沒有在國際上看過這樣的寫法，這裡談的是明確資料開放治理機制，但這裡的clear我不太確定它的意思，也不太確定是不是這個詞，然後我用google搜尋clear open data governance mechanisms，好像也沒有看到有這樣的寫法，所以我不太確定外國人看了後是否能夠理解這句話的意思。</text:p>
        <text:p text:style-name="P31">然後下面的2-2的公務經費，英文是official business budgets，因為我剛才一開始看過去，若不先看中文，則會疑惑說我們要做business嗎？總之，我就是把我有疑問的先寫下來，所以不知道大家對於「公務經費」，有無常用、通用的寫法？</text:p>
        <text:p text:style-name="P32">然後3-5也是一樣，原文是無障礙空間應加強檢討規劃，可是我先看了英文，但完全不知道這是在談什麼，所以回頭去看了中文，然後才確定這是我們所討論的無障礙空間，可是這裡的英文是寫accessible environment，我不太確定有沒有關聯或是夠不夠明確，但若我只看英文的話，我自己好像不太理解這一項是要做什麼。</text:p>
        <text:p text:style-name="P33">再來就是4-3、4-4，如果只看英文的話，我就不知道這兩句的意思是什麼，像「Legislative Yuan open source digital systems」這句話好像還是要有動詞或是什麼的，要不然我也不太確定那個action是什麼；然後「register separate permanant addresses」是否表示要有永久固定網址，只是那個寫法，蕭A你覺得可以嗎？就是光看英文的話，我完全不知道這個是要幹嘛！大概又會卡在這裡。所以下面的部分就是當我看過去覺得困惑的，我就將其點出來，像5-1的popular science materials用中文講的時候，就是「科普教材」，這個我能理解，但是這樣寫的話，我又不太確定外國人知不知道我們要幹嘛！</text:p>
        <text:p text:style-name="P34">然後5-2的step up，好像也不是本來要講的意思；然後5-3的部分，可能中、英文都要再看一下，因為不熟的人，可能不太確定現有體制指的是現有教育體制、現有公民體制還是現有的其他體制，所以就是有一些比較細節的地方要注意。</text:p>
        <text:p text:style-name="P35">接下來就比較沒有細節上的問題了，一直到第四大項digitalize、數位化，這邊我就沒有先點掉這種細節的部分，我覺得第四組有討論的人可能要再確定一下，比方說Aaron他們修改的用語是否正確，然後蕭A也有提供一些修改方針，我覺得實際擬定第四組承諾事項的人，可能要double check這樣子的改法是否有符合原意，所以我這邊都沒有點掉一些文法、細節上的修正，這是第四組4-1的部分。</text:p>
        <text:p text:style-name="P36">就像我剛剛說的，像上面的標題、大項，即4-1的「Optimize functions of Legislative Yuan's website……」我在上面有點出來的，可能大家也要想一下若只看英文的話，這樣的方式是否也讓人是好閱讀的。</text:p>
        <text:p text:style-name="P37">然後一直到第五個承諾事項，我自己是有發現一個錯誤就是第49頁，因為那時候我在看的時候，看到了公民社會參訪議場要特別發文到內政部之類的，但有嗎？我們有要安排公益團體特別參訪議場嗎？然後我回去看中文，發現中文是用參「與」而不是參「訪」，結果他們都翻成參「訪」，所以這就是一個錯誤，一定要改掉，畢竟是一個完全不同的事項。但是我也沒有直接去改，而是先寫在右邊，因為那時候也沒有空仔細去想那個參與的動詞用什麼來表達會比較適合。</text:p>
        <text:p text:style-name="P38">最後的conclusion一開頭就整段都很不順，即用中文的時候，可能是用很棒的作文開頭法，但是在英文邏輯下，就看不懂這是要幹嘛，因為在英文寫作上就是重點都放在上面不會有所謂舖陳的事情，所以第一段舖陳的翻譯反而讓人困惑，還有這次的國家行動方案是「final result」？但我認為應該不會在一開始就這樣寫。</text:p>
        <text:p text:style-name="P39">其實針對細節的文法他們改了超級多，這些我都已經點掉了，但我都有留備份，所以如果翻譯社要參考他們改掉了哪些地方的文法，我這裡可以提供參考，總之，這邊留下來的都是比較大項，我覺得今天可以討論剛才Freddy提到的兩個方案，目前還是比較傾向回翻譯社讓他們再修改。但是我們今天也可以討論那五大點，是不是同意Aaron後來的改法，因為那五個感覺是比較核心的。除此之外，針對承諾事項裡面一些一定要改的字，大家要如何清楚的標註，這樣翻譯社才不會在第二輪修改後，結果還是留有這些錯誤。</text:p>
        <text:p text:style-name="P40"><text:span text:style-name="T41">主席（林委員昶佐）：</text:span>我知道上禮拜翻譯社好像有把現在Lulu所點出的問題等等大概都看過一遍，稍後請秘書處幫翻譯社跟大家說明一下，在此之前先確定一下蕭A跟各組有沒有什麼要補充的地方？好像蕭A已把每一組都再稍微看了一下，所以我們最後再請秘書處回應一下翻譯社到底可以做到什麼程度。</text:p>
        <text:p text:style-name="P42"><text:span text:style-name="T43">蕭新晟：</text:span>同意于顥之前講的，因為翻譯社一開始是照著官方文件的規格來翻譯，但院長簽的時候，要確保這兩份是一模一樣的，那這一份是否直接就變成國際夥伴會認真閱讀的，可能也不一定，可能民間也可以消化後產出另外一個TLDR版本，就像Lulu講的，這份比較重要的是一些錯誤、文法不通順以及核心五大點，可能會讓國際夥伴看不太懂，所以剛才Lulu細數的細節，其實我都有看過，也都大致同意，所以現在是送回翻譯社或是採其他做法，大家都可以再討論。</text:p>
        <text:p text:style-name="P44"><text:span text:style-name="T45">主席（林委員昶佐）：</text:span>其他各組的承諾事項，我們先確定一下大家有沒有要補充的，Lulu等於梳理了全部，蕭A有再複看過一遍，其他各組請再看一下，就是針對Lulu和蕭A所提的這些，有沒有還要補充的，沒有的話，我們就來確定一下那五大項的翻譯以及那些梳理的部分是不是有辦法請翻譯社回去改，這部分稍後就請秘書處來回應，我們先來確定一下五個組是否有要補充的，有沒有他們沒有發現的問題？基本上，文法、意義或整個內容有錯誤的地方，Lulu都已經梳理了。如果沒有的話，那就請秘書處稍微說明一下翻譯社可以做的方式及回應。</text:p>
        <text:p text:style-name="P46"><text:span text:style-name="T47">梁科長曉菁：</text:span>上週五我們就已經陸續讓翻譯社負責這個案子的PM去看我們的Google文件，他們也有請他們資深的雙母語編譯審視整個文件，他們發現Google上面有些文件已經被修改、刪除過，所以已經和原版不一樣了，他們有email給我他們比對的結果，因為每一個人上去修改之後，也有一些互相牴觸的地方，以致於他們上週末本來想要重改卻沒有重改的依據。基本上，只要我們把今天討論的結果給他們，他們就願意去改，他們是有很誠意配合的。比方說他們也發現原本WORD檔第三頁有一個Under OGP，這部分是原本的譯文沒有的，所以他們想要跟我們確認到底我們要在什麼樣的基礎上用哪一個文件去改？另外，原本說第24頁的某句沒有受詞，可是原譯文卻有受詞，所以他們覺得可能不需要更改。有一些註解是單純看英文，並沒有檢視原文，所以現在還有另外一個問題要討論的是，我們現在是只改英文嗎？還是中文也要跟著一起改？以翻譯的角度來講，他們是忠於原文，如果我們今天是代表某些成員的意思，他們想要promote這份文件，他們會稱之為transcreation，如果是transcreation的話，那就是要超越中文的意思把它再美化，但事實上就翻譯來講，我們在改英文版的同時也要改中文版。</text:p>
        <text:p text:style-name="P48"><text:span text:style-name="T49">曾柏瑜：</text:span>我想要回應一下，基本上我認為我們這次修改的內容都沒有與原意相差太遠，就過去翻譯社翻譯幾份報告的過程來看，我知道翻譯社有他們的難處，他們沒有辦法揣測原文作者的重點要放在哪裡，所以他們只能按照字面上的意思去翻譯，比如Under OGP對他們來講好像已經脫離原文，可是對於寫這份文件的我們來說，我們並不會認為它脫離原文，因為它本來就是有這樣的涵義，只是中文裡面沒有，所以我個人並沒有覺得不要讓翻譯社再改，但坦白講，我不認為翻譯社再改會讓這份文件變得更通順，因為現在這份文件的狀況並不是英文的寫作邏輯，事實上，中文寫出來就不是英文的寫作邏輯，所以他們再怎麼照著那份中文修改都不會變成英文的寫作邏輯，如果他們沒有辦法超越中文的話。但如果說要回來改中文，把整份中文改成英文寫作的邏輯，又會讓立法院內部的行政同仁們變得很辛苦，因為這份文件的中文版本並不符合立法院一般所需要的樣子，它就是完全不同的邏輯，我具體提議翻譯社可以再改，但是我不認為翻譯社改出來的文件會符合大家想要的樣子，所以我的建議是翻譯社可以改，但只是像把「參訪」改成「參與」這種明顯錯誤的地方，或是明顯語句不通順的地方，假設我們認為這五個點要換成依照Aaron或native speaker的想法改得更通順或是聽起來更厲害的名稱，那就這樣子去改，可是真的要promote臺灣來做Open Parliament努力的就是我們另外產生一份文件，在中文和這份英文版本上面再去產出，雖然翻譯社很有誠意也很願意要做這件事情，可是我覺得如果他們沒有和大家一起共筆或討論的狀況下，其實他們很難超越原本的中文，寫出讓Aaron或MG可以看得懂的東西，我覺得這真的滿困難的，所以我的具體建議是讓他們改，但是要promote的東西我們就另外產出一份。</text:p>
        <text:p text:style-name="P50"><text:span text:style-name="T51">主席（林委員昶佐）：</text:span>這個東西其實就是我們改了以後交給OGP的東西，原則上我認為是不是拿來promote這可以另外處理，但是交給OGP的是，如果基本上內容與中文原意錯誤，這個我們就來處理，還有那五大項是不是就按照Aaron的建議更改，我覺得我們今天只要決定這類事情就好。</text:p>
        <text:p text:style-name="P52"><text:span text:style-name="T53">曾柏瑜：</text:span>我覺得現在困難的地方是有一些是英文原意，如果你不參照著中文，你會看不懂他在講什麼，這是現在這份翻譯裡面，我不確定翻譯社能不能達成的地方，比如說有好幾個承諾事項，你看著他的英文都會覺得他在說什麼？回去看中文後，才發現原來是在翻譯這一句，這個部分是我不確定翻譯社有沒有辦法達到的。</text:p>
        <text:p text:style-name="P54"><text:span text:style-name="T55">主席（林委員昶佐）：</text:span>秘書處還有要說明嗎？</text:p>
        <text:p text:style-name="P56"><text:span text:style-name="T57">梁科長曉菁：</text:span>他們有提出也可以接受con-call，如果我們真的有這麼多具體意見，就把大家的意見整合，然後告訴他們從哪個方向改，就按照con-call的方式去改，如果大家覺得問題真的有這麼大的話。</text:p>
        <text:p text:style-name="P58"><text:span text:style-name="T59">主席（林委員昶佐）：</text:span>但是我不太確定，所以阿Fi你們剛剛的建議說交給OGP的，是另外再產出的意思嗎？</text:p>
        <text:p text:style-name="P60"><text:span text:style-name="T61">曾柏瑜：</text:span>就要看大家的意見，我沒有特別覺得交給OGP的東西需要另外產出或不需要另外產出，我只是會擔心……</text:p>
        <text:p text:style-name="P62"><text:span text:style-name="T63">主席（林委員昶佐）：</text:span>因為我知道我們要對開放社群的朋友宣傳，那我們當然可以自己再產出簡化的版本或是口語的版本、通俗的版本，或針對我們想要強調不一樣的特色、特點的版本，自己來去做介紹，但我現在講的是給OGP的版本。</text:p>
        <text:p text:style-name="P64"><text:span text:style-name="T65">曾柏瑜：</text:span>我坦白說，現在交這份去，OGP絕對不會reject，但是OGP真的有多少人可以看得懂我們具體要做哪些事情，我無法確定，那如果大家真的想要盡善盡美，那我們可能就是要跟翻譯社con-call，各位委員就要多付出一點時間，並且再多找一些人來一起做這件事情，我覺得如果交一份直接翻譯中文內容的版本，OGP絕對不會reject，OGP也不會覺得寫不好，因為我們本來就不是native speaker，所以就是看大家覺得要做到什麼程度。</text:p>
        <text:p text:style-name="P66"><text:span text:style-name="T67">于顥：</text:span>請問曉菁，所以翻譯社是能夠接受transcreation部分的，對嗎？</text:p>
        <text:p text:style-name="P68"><text:span text:style-name="T69">梁科長曉菁：</text:span>是，他們可以。</text:p>
        <text:p text:style-name="P70"><text:span text:style-name="T71">于顥：</text:span>他是願意用英文寫作邏輯來幫忙，但是需要委員們提供意見並且能夠被諮詢？</text:p>
        <text:p text:style-name="P72"><text:span text:style-name="T73">梁科長曉菁：</text:span>而且是一個整合的意見。</text:p>
        <text:p text:style-name="P74"><text:span text:style-name="T75">于顥：</text:span>對，因為需要方向，所以我想問Lulu這邊能不能夠跟秘書處、翻譯社那邊直接有一個對話的平台，再看看應該要怎麼修改，因為我記得翻譯社回覆的是他們很願意也大概理解我們想要用英文口語化的邏輯來做調整，所以他們也願意朝那個方向來做，因為他們也有雙母語的能力，只是以第一版來講，他們不能讓我們中文有寫的東西在這份文件裡面消失，因為這個緣故，他才把所有中文的東西直翻成英文，那他們現在願意用英文口語化的寫作邏輯來寫，我這樣理解沒有錯吧。</text:p>
        <text:p text:style-name="P76"><text:span text:style-name="T77">梁科長曉菁：</text:span>還有剛剛在講期程的時候，有講到辦了幾場座談會，跟KOL哪些人在介紹的時候，外國人可能會看不懂，這部分用腳註就可以解決了，就是我們也不用刪除中文，也不用再去改，我們只要簡化，我們就設定一個腳註介紹這些KOL是誰，另外我還有一個個人意見，就是Governance Mechanisms，這個字外國人常用，就是協議或協定治理機制的翻譯就是Governance Mechanisms，所以我覺得這個部分他們並沒有翻錯。</text:p>
        <text:p text:style-name="P78"><text:span text:style-name="T79">主席（林委員昶佐）：</text:span>好，我想……</text:p>
        <text:p text:style-name="P80"><text:span text:style-name="T81">耿璐：</text:span>我是覺得其實就給這一份去OGP那邊也可以啦，但這邊我們唯一要做到、不能有閃失的就是，至少承諾事項的表格，比如說25頁這些，不看中文就能知道在做什麼，我覺得基本上做到這個就好，因為他們打開整份文件，大部分也是會先直接看我們的承諾事項是什麼，所以至少在承諾事項裡面，應該是不需要任何中文輔助也都要看得懂。只是我現在看過去，光看英文就有很多我不知道是指什麼，我還要回去看中文才能瞭解，我覺得這個可能是最大的問題。</text:p>
        <text:p text:style-name="P82"><text:span text:style-name="T83">主席（洪顧問慈庸）：</text:span>秘書處，如果剛剛Lulu有標註起來的部分，現在再拿給翻譯社，如果讓他們去調，你們有信心他們可以調到剛剛Lulu講的問題都可以被解決嗎？</text:p>
        <text:p text:style-name="P84"><text:span text:style-name="T85">梁科長曉菁：</text:span>要看他調的結果，因為我們也還沒看過，之前前一份讀書會的toolkit，英翻中的部分也是他們翻譯的，這一次他們可能是找不同的譯者，我不知道大家覺得上次那份toolkit他翻得怎麼樣？因為我覺得上次翻的是不錯，英翻中的部分。至於中翻英的部分，我覺得這一次他可能是找不同的譯者，我看這份文件，我的感覺是他可能是找比較junior的譯者，這是我自己的判斷，因為他不願意跟我說，如果我們這次再拿比較高的標準請他們去找比較資深的譯者來翻譯的話，應該，我不能承諾，但是我覺得他們配合度滿高的啦。</text:p>
        <text:p text:style-name="P86"><text:span text:style-name="T87">主席（林委員昶佐）：</text:span>實際面我想確定一下，如果現在就Lulu標註出來的這一些去做處理，Lulu有時間可以跟翻譯社這邊對口……</text:p>
        <text:p text:style-name="P88"><text:span text:style-name="T89">耿璐：</text:span>可能可以，但應該不只我，有興趣的人可以一起……</text:p>
        <text:p text:style-name="P90"><text:span text:style-name="T91">主席（林委員昶佐）：</text:span>對，有興趣的人一起，但是我說的可能會是開一個線上的會，把它處理完一遍。</text:p>
        <text:p text:style-name="P92"><text:span text:style-name="T93">曾柏瑜：</text:span>是不是先請翻譯社就我們現在標註的幾個重點先review一次，然後我們一起開個con-call，他們先改，然後我們再針對他們改過的版本開con-call，如果我們還是覺得不清楚或是可以寫得更完整的東西梳理一次，然後我們就用那個做為最終……</text:p>
        <text:p text:style-name="P94"><text:span text:style-name="T95">耿璐：</text:span>我待會再跟秘書處確認哪一個版本提供給他們，因為其實現在已經到第三個版本了，但這中間我都有留紀錄啦，現在已經到第三個版本了。</text:p>
        <text:p text:style-name="P96"><text:span text:style-name="T97">梁科長曉菁：</text:span>要不要在給翻譯社改之前就先開con-call，因為他們會叫譯者、審稿人、PM一起參加，我會再跟他們溝通。</text:p>
        <text:p text:style-name="P98"><text:span text:style-name="T99">主席（林委員昶佐）：</text:span>好，我們這個事情這樣的話，現在是幾號……</text:p>
        <text:p text:style-name="P100"><text:span text:style-name="T101">主席（洪顧問慈庸）：</text:span>這個部分就是委員們如果願意，然後時間也允許的話，就請大家一起參與，秘書處這邊則請曉菁科長跟于顥或琬捷，就是院長室這邊也請一個人來參與，因為整個run下來，我們到底在講什麼，其實大家最清楚，大家可以分別去跟翻譯社解釋這個東西，因為他們沒有involve在裡面，都不知道我們在幹嘛，所以可能導致他們翻譯出來的東西不精確，所以再麻煩大家。謝謝。</text:p>
        <text:p text:style-name="P102"><text:span text:style-name="T103">主席（林委員昶佐）：</text:span>請葛老師發言。</text:p>
        <text:p text:style-name="P104"><text:span text:style-name="T105">葛傳宇：</text:span>我有兩個技術上的建議還有一個整體建議提供各位參考，第一個，整份報告裡面缺了一個abbreviation，就是縮寫字的表，比如說像立法院不斷地重複，其實只要第一次寫出來，以後就是寫LY，有一個表，讓他們看了就知道，比如說OGP是什麼、OP是什麼，Open Parliament，我們需要一個縮寫字母表，英文叫做abbreviation，把這個放在最前頁或最後一頁都可以，這樣的話可以節省很多時間。</text:p>
        <text:p text:style-name="P106">第二個技術性建議就是，麻煩Lulu翻到第52頁的Conclusion，就是最後的結論，這裡有個游錫堃，這是很明顯的錯誤，他直接用中文式寫成英文，寫成「President of the Legislative Yuan You Si-kun」這個是很典型的中文式的英文翻譯，其實寫overseen by Mr. You Si-kun, President of LY或是LY President就可以了，否則他會以為這整個字串是一個字。</text:p>
        <text:p text:style-name="P107">第三個是整體的建議，會看英文版的人基本上都不懂中文，也就是說，我們要假設他在完全不懂中文的情況下如何一目了然，很多外國人沒有時間把這全部看完，他會怎麼看呢？通常只會看前言或Executive summary，再跳到結論，也就是我們的承諾事項，所以這兩個是重中之重，前面的Executive summary或是Foreword就是我們的整個過程跟結論，我們的承諾事項就是要怎麼樣讓西方人在不懂中文結構的情況下能迅速進入狀況，知道我們的承諾，這樣基本上就可以讓我們的第一版大概達到溝通的目的。</text:p>
        <text:p text:style-name="P108">我給各位舉個例子，就知道這個版本老外看了以後一定很頭痛，比如說Table 1，這個我們知道，第一個講的就是OP-MSF，就是我們整體，再往下，各位知道什麼是Working Group嗎？Working Group有5個人，然後Preparatory Committee有19個人，說實在的，我如果是老外的話，我如果不把整段看完，我看不懂這張圖表是什麼，照理說圖表是言簡意賅，看了圖表就不用看文字，可是我們看了圖表之後，我自己本身是這24個委員之一，但我看不懂它在講什麼東西，也就是說，我們的圖表應該是很簡單，讓老外看過之後就馬上清楚我們的結構是什麼，要不然你就用分層結構，就是我們有一個24人的組，24人的成員是哪些，像family tree（家庭樹）一樣秀出來，是不是言簡意賅，大家都懂了，你現在把這個搞得很複雜，老外看了以後是有看跟沒看一樣，所以……</text:p>
        <text:p text:style-name="P109"><text:span text:style-name="T110">主席（林委員昶佐）：</text:span>看了以後可能覺得更複雜。</text:p>
        <text:p text:style-name="P111"><text:span text:style-name="T112">葛傳宇：</text:span>所以我向各位報告，如果從同理心的角度、翻譯的角度來講，要讓他們在完全不看中文的情況下，光看英文就能看懂我們的東西，但很可惜的，我覺得到目前為止，我是看不出來我們在這方面有做到。我是強烈建議，Aaron或MG這麼努力，我們有沒有可能不要讓人家白做工，乾脆請一個English editor，除了翻譯社之外，請一個有償的English editor，讓他來幫我們做這個工作，這樣的話，我們也不會覺得說是占人家便宜，人家也真的要付出其專業來幫我們修改成外國人看得懂的版本，以上簡單報告，謝謝大家。</text:p>
        <text:p text:style-name="P113"><text:span text:style-name="T114">主席（林委員昶佐）：</text:span>剛才葛老師講到那三點，在跟翻譯社處理的時候要去強調的部分，其實大概也是，然後另外一個就是葛老師剛剛說的，我們有沒有必要直接請誰來協助翻譯社處理這件事情，這是剛剛葛老師第二個比較清楚的建議，有償的，Lulu找的朋友有這個時間跟意願嗎？</text:p>
        <text:p text:style-name="P115"><text:span text:style-name="T116">耿璐：</text:span>他們應該都有正職，沒有這個時間，但是我覺得他們其實已經做了很細節的編修……</text:p>
        <text:p text:style-name="P117"><text:span text:style-name="T118">曾柏瑜：</text:span>Aaron應該是會願意跟我們開會，但con-call的時間不能太長，因為他的工作時間滿固定的，所以可能是早上一早或是晚上下班之後，他應該會滿有意願來開這個con-call，但可能就是要一個小時左右就結束，MG應該是完全沒有時間。</text:p>
        <text:p text:style-name="P119"><text:span text:style-name="T120">主席（林委員昶佐）：</text:span>好吧，總之，剛剛葛老師講的那三個重點，我們在跟翻譯社開con-call的時候，就強調一下。我們大概多久的時間以內應該可以確定、可以把它搞定？10天以內有可能嗎？</text:p>
        <text:p text:style-name="P121"><text:span text:style-name="T122">耿璐：</text:span>可以先約con-call的時間，我跟秘書處先把剛才大家的意見整理成可以提供給他們參考的版本。</text:p>
        <text:p text:style-name="P123"><text:span text:style-name="T124">葛傳宇：</text:span>主席，我覺得Lulu跟蕭A的英文，以及最主要他們是實際從頭到尾參與的。</text:p>
        <text:p text:style-name="P125"><text:span text:style-name="T126">曾柏瑜：</text:span>我覺得葛老師也要來參加，真的！因為剛才葛老師提出非常有建設性的建議，我覺得在座大家應該有英文很不錯的人，所以是不是就一起來參與？</text:p>
        <text:p text:style-name="P127"><text:span text:style-name="T128">葛傳宇：</text:span>我有空，我一定會參與，但是我覺得既然是有償的，我不能圖利自己，可是我願意圖利Lulu跟蕭A，我覺得他們的付出應該是我們這個工作小組正常開會以外……</text:p>
        <text:p text:style-name="P129">我是講真的，不要讓人家覺得我們在占便宜，而且人家這是專業的服務，這個專業是有代價的，而且我覺得這個既然是我們可能用院長的名義要送出去給外國的、國際外社會的，我真的覺得要好好的把這個文件做好，所以剛剛科長講的transcreation，我非常贊同，但是細節怎麼樣？因為畢竟翻譯的人不在現場、沒有參與過，像蕭A跟Lulu每場都來，我反而覺得把這個加起來就變成我們的強項，我們既有transcreation又有真正的語意跟……</text:p>
        <text:p text:style-name="P130"><text:span text:style-name="T131">主席（林委員昶佐）：</text:span>而且也懂。</text:p>
        <text:p text:style-name="P132"><text:span text:style-name="T133">葛</text:span><text:span text:style-name="T134">傳宇：</text:span>他們是真正從頭到尾參與的，像我是半路出家，我是後來才當選的，Lulu跟蕭A從頭就開始參與，我強烈建議我們如果真正要打國際盃的話，我們就把這個文件做得真的是很棒，做好然後用院長的名義送出去，大家也覺得很有面子，簡單報告，謝謝。</text:p>
        <text:p text:style-name="P135"><text:span text:style-name="T136">主席（林委員昶佐）：</text:span>好，我想蕭A跟Lulu是一定會參加con-call，不過蕭A從11月初就爽到現在，他應該不差這個。</text:p>
        <text:p text:style-name="P137">請雨蒼發言。</text:p>
        <text:p text:style-name="P138"><text:span text:style-name="T139">林哲瑋：</text:span>我想請教一下葛老師，我們英文的表格如果要那樣改的話，是不是中文的表格可能也要跟著調整？</text:p>
        <text:p text:style-name="P140"><text:span text:style-name="T141">主席（林委員昶佐）：</text:span>不用、不用，外國人他們不用看中文啊！</text:p>
        <text:p text:style-name="P142"><text:span text:style-name="T143">林哲瑋：</text:span>可是如果中文的表格也那樣調整，會不會讓其他人看起來更清楚？</text:p>
        <text:p text:style-name="P144"><text:span text:style-name="T145">耿璐：</text:span>但是看中文版就看得懂，很神奇，你可以打開來看。</text:p>
        <text:p text:style-name="P146"><text:span text:style-name="T147">葛傳宇：</text:span>這就是中文跟英文的隔閡，我建議我們如果時間不夠的話，當然如果你有空可以改，我覺得也很棒，因為雨蒼給我看過以前的表格，做得很棒、很美，我覺得OK，但是我們千萬不要再動中文版了，我們要動的是英文版，根據中文版去改英文版，如果還有更多時間的話，我們再改是OK的，我們主要是要怎麼樣打國際盃，簡單講就是一個原則─老外完全不懂中文的情況之下，他看了英文，他知道我們在講什麼，要能夠達到這個境界。</text:p>
        <text:p text:style-name="P148"><text:span text:style-name="T149">主席（林委員昶佐）：</text:span>好，所以Lulu跟……</text:p>
        <text:p text:style-name="P150"><text:span text:style-name="T151">黃佩蔚：</text:span>特別補充一下，剛好前兩天才開完一個跟翻譯有關的論壇，就特別有感，在這種情況下，其實了解這件事情，可能多過他的英文很好，就是英文好優先，可是了解這件事情可能更優先，所以確實是Lulu跟蕭A可能更適合，然後我覺得在這邊如果還是能夠請翻譯社協助，應該是最後一關，請他們幫我們看，他們其實就是fresh eyes，因為他們是不懂這件事情但英文好的人，所以可以從他們角度來看，能不能看得懂，因此，我覺得翻譯社其實可以放在最後一棒。</text:p>
        <text:p text:style-name="P152"><text:span text:style-name="T153">主席（林委員昶佐）：</text:span>等一下，蕭A的手在抖。</text:p>
        <text:p text:style-name="P154"><text:span text:style-name="T155">蕭新晟：</text:span>主要是因為現在修改的部分，就是現有版本跟我們理想中的版本差有一段距離，因為有一些太直譯的東西，所以這就有兩個路徑，一個是請翻譯社把它transcreation一下，最後再由我們這邊進行細部的換置或修改，這樣最後如果工不多的話，其實也不需要由……</text:p>
        <text:p text:style-name="P156">我跟Lulu就處理一下，只是怕到最後可能transcreation因為不太知道這個或沒有參與過這個，會覺得可能沒有辦法抓到那個精神，我們這邊如果又得再做很多修改的話，可能工作量就會上升，可能要involve一些其他的朋友，也必須要有資源，所以這邊的問題，第一個是立法院有沒有資源，如果沒有資源的話，可能民間的部分有沒有資源，讓最後一個做收尾的人，不管是我或是Lulu，還是其他有興趣的朋友都可以不但有資源，也可以有一個小團隊一起來把這件事情做好。</text:p>
        <text:p text:style-name="P157"><text:span text:style-name="T158">主席（林委員昶佐）：</text:span>我覺得這樣子，因為我們時間也有限，應該是在月底以前一定要搞定嘛，對不對？所以我們大概剩兩個禮拜以內的時間，大概10天吧！到底翻譯社可以做到怎麼樣，可能還是要你們開一次con-call才會知道，所以我覺得你們先開con-call，我們先確定程序這件事情，先開con-call確定，如果你們跟他們溝通的結果發現他們都知道我們的意思是怎麼樣，那就是請他們趕快改，然後我們去看再檢查一遍有沒有問題，我們一樣抓10天內，好不好？10天到了，大概是25日，24日有放假嗎？沒有吧！現在都沒有放24日及25日，行憲紀念日現在沒有放了，太好了，那我們就抓25日，我們至少在線上，MSF在上面確認一下，再看最後一次，我們先想這就是途徑一，即剛剛蕭A講的途徑一，就是第一你們開con-call，而且發現他們都知道我們要的是什麼，所以他們儘快改，然後蕭A跟Lulu去確認他們有沒有問題，在25日的時候，我們MSF在線上就最後確認，這是途徑一。</text:p>
        <text:p text:style-name="P159">途徑二就是你們開con-call以後，發現他們其實真的沒辦法抓到我們在講的這幾個重點，這樣的話，就變成是以蕭A跟Lulu主導去改這件事，但是這件事大概要花時間，不過，時間我們一樣是25日要確定，所以途徑一、途徑二代表的con-call要趕快開，如果是途徑一的話，就會比較順；如果是途徑二的話，就是蕭A跟Lulu看可能需要多少資源，如果要找人來幫忙寫的話，反正我再來想辦法，好不好？如果是途徑二的話。</text:p>
        <text:p text:style-name="P160"><text:span text:style-name="T161">曾柏瑜：</text:span>我擔心如果是途徑二的話，因為非常非常的急，有可能光是找人就需要很多時間，而且這個人還要有時間寫。</text:p>
        <text:p text:style-name="P162"><text:span text:style-name="T163">主席（林委員昶佐）：</text:span>所以我覺得有可能會是蕭A跟Lulu自己又徹夜連續幾天一直在弄，我猜啦！</text:p>
        <text:p text:style-name="P164"><text:span text:style-name="T165">耿璐：</text:span>沒有，絕對沒有這個……</text:p>
        <text:p text:style-name="P166"><text:span text:style-name="T167">主席（林委員昶佐）：</text:span>要不然你們怎麼可能找得到人？</text:p>
        <text:p text:style-name="P168"><text:span text:style-name="T169">蕭新晟：</text:span>因為我剛好翻譯了一整本法條……</text:p>
        <text:p text:style-name="P170"><text:span text:style-name="T171">主席（林委員昶佐）：</text:span>你說你可以？</text:p>
        <text:p text:style-name="P172"><text:span text:style-name="T173">蕭新晟：</text:span>所以我手上有一些線。</text:p>
        <text:p text:style-name="P174"><text:span text:style-name="T175">主席（林委員昶佐）：</text:span>所以如果是途徑二的話，也是可以就對了？你也找得到人？</text:p>
        <text:p text:style-name="P176"><text:span text:style-name="T177">蕭新晟：</text:span>對，就是剛好那時候……</text:p>
        <text:p text:style-name="P178"><text:span text:style-name="T179">主席（林委員昶佐）：</text:span>但是我當然希望是途徑一，因為聽起來翻譯社也認為他們其實也可以嘛，所以我們剛剛就講了，你們趕快約con-call時間，但是我們抓25日那一天線上決定，這個中間就是有兩種途徑由你們去跟他們開con-call以後，等con-call的時間出來以後，也跟大家講一下，可以一起開的就一起開，好不好？</text:p>
        <text:p text:style-name="P180"><text:span text:style-name="T181">蕭新晟：</text:span>我補充一下，途徑一可不可以把Aaron有丟一些其他各國的行動方案的東西先轉給翻譯社，讓他們先參考一下究竟行動方案的英文大概會長什麼樣子，因為裡面有一些語言。</text:p>
        <text:p text:style-name="P182"><text:span text:style-name="T183">耿璐：</text:span>它在Slack裡面有一串是說最好翻譯的語言是跟其他國家寫的英文是一樣的，就不是我們這邊自己翻譯的，應該是按照大家在OGP的用詞，因為很多人都已經都寫很多輪了，他們都已經那樣寫了，可是我們就一直創造很多新的詞，所以對他們來說是很困擾的。</text:p>
        <text:p text:style-name="P184"><text:span text:style-name="T185">蕭新晟：</text:span>其實這種國際的東西有些詞是大家聽到都懂，就會有反應，但如果換了另外一種講法，他就不懂。</text:p>
        <text:p text:style-name="P186"><text:span text:style-name="T187">主席（林委員昶佐）：</text:span>這其實是因為當初國際上有一個詞，我們拿來中文環境裡面討論的時候，我們把它翻成中文，然後最後我們中文寫出來以後再給翻譯社，他用我們的中文再翻譯成另外一種英文，當然再回去看本來那個英文的版本反而就對不到了，所以這一點的話，我想反正你們開con-call的時候，順過來，如果有發現這些就一起處理。剛剛葛老師講的第一個是簡寫表，對不對？</text:p>
        <text:p text:style-name="P188"><text:span text:style-name="T189">葛傳宇：</text:span>縮寫表。</text:p>
        <text:p text:style-name="P190"><text:span text:style-name="T191">主席（林委員昶佐）：</text:span>縮寫表。第二個就是一些英文思考的文句比較順，這個大概我們剛剛本來有討論到……</text:p>
        <text:p text:style-name="P192"><text:span text:style-name="T193">耿璐：</text:span>可能有寫到院長的部分都全部找出來看一下，要不然人家可能會以為這是臺灣立法院的名稱或什麼，看起來真的很像一組。</text:p>
        <text:p text:style-name="P194"><text:span text:style-name="T195">主席（林委員昶佐）：</text:span>對，第三個的話，如果真的發生蕭A要再另外找人的話，資源的部分，我們再來想辦法。</text:p>
        <text:p text:style-name="P196"><text:span text:style-name="T197">主席（洪顧問慈庸）：</text:span>那個時間的部分，因為現在有兩種路徑，所以另外一種路徑我們要確認用這個路徑往下走的時間點，基本上，可能con-call這兩天就要先開，然後如果確認ok的話，這禮拜就要請翻譯社改，下禮拜才來得及回來給Lulu及蕭A再看過，所以這時間點可能請曉菁科長要抓得緊一點，不然我們沒有辦法。如果第一個方案不行的時候，也要在這禮拜，就是這兩天就要確定，要往這個方向走，不然時間一定會delay。</text:p>
        <text:p text:style-name="P198"><text:span text:style-name="T199">主席（林委員昶佐）：</text:span>我們這樣抓啦！就是明天晚上前開con-call，明天？後天？禮拜四？禮拜四以前，就包括禮拜四在內，開con-call，然後確定的話，所以等於只剩今天、明天跟禮拜四的時間你們約出來開con-call，然後……</text:p>
        <text:p text:style-name="P200"><text:span text:style-name="T201">主席（洪顧問慈庸）：</text:span>晚上不是還要吃飯？</text:p>
        <text:p text:style-name="P202"><text:span text:style-name="T203">主席（林委員昶佐）：</text:span>對啊！所以今天晚上沒有要開con-call，還有後天啦！大家一起開con-call？應該不是這個意思啦！可以啊！我們特別開一間給你們開con-call，然後外面有人party，有人吃喝！禮拜五到下禮拜一，我們可能就抓下個禮拜……我們就是禮拜四以前開con-call，然後下禮拜二以前改好一個新的版本……</text:p>
        <text:p text:style-name="P204"><text:span text:style-name="T205">耿璐：</text:span>我覺得這我跟秘書處討論就好了。</text:p>
        <text:p text:style-name="P206"><text:span text:style-name="T207">主席（林委員昶佐）：</text:span>好。</text:p>
        <text:p text:style-name="P208"><text:span text:style-name="T209">耿璐：</text:span>我們只要說最後開會要確定版本是什麼時間。</text:p>
        <text:p text:style-name="P210"><text:span text:style-name="T211">主席（林委員昶佐）：</text:span>25號。</text:p>
        <text:p text:style-name="P212"><text:span text:style-name="T213">耿璐：</text:span>那細節我們再討論。</text:p>
        <text:p text:style-name="P214"><text:span text:style-name="T215">主席（林委員昶佐）：</text:span>好，ok，那就這樣。</text:p>
        <text:p text:style-name="P216"><text:span text:style-name="T217">耿璐：</text:span>然後再回答一次，就是那五個要點，Aaron寫的、建議的……</text:p>
        <text:p text:style-name="P218"><text:span text:style-name="T219">主席（林委員昶佐）：</text:span>我贊成啊！大家有沒有什麼別的意見？沒有別的意見。好，那我們回來講第二個議程，就是討論現在行政院那邊的狀況，因為我們IRM還是跟他們。有什麼新的消息嗎？</text:p>
        <text:p text:style-name="P220"><text:span text:style-name="T221">蕭新晟：</text:span>行政院就是各小組現在都開完了，大部分都開完了小組會議，月底12月31日要開大會，應該會在大會上拍板行動方案。是吧？</text:p>
        <text:p text:style-name="P222"><text:span text:style-name="T223">耿璐：</text:span>有開大會嗎？</text:p>
        <text:p text:style-name="P224"><text:span text:style-name="T225">蕭新晟：</text:span>12月31日。</text:p>
        <text:p text:style-name="P226"><text:span text:style-name="T227">耿璐：</text:span>他有通知？</text:p>
        <text:p text:style-name="P228"><text:span text:style-name="T229">蕭新晟：</text:span>有通知，跨年前要開大會，那就是預計12月31拍板，1月出來給院長簽。</text:p>
        <text:p text:style-name="P230"><text:span text:style-name="T231">主席（林委員昶佐）：</text:span>所以我們可能如果說想像立法院跟行政院要一起公布這件事，大概是1月的事，那就大概那時候才知道IRM。再來就是確認下次開會的時間跟地點，我想下次就是看行政院那個吧！就是看行政院的那個版本出來，我們跟他們一起以後，然後下一次就是IRM有幾個眉目，有幾個選項的時候，我們來約開會，是不是？</text:p>
        <text:p text:style-name="P232"><text:span text:style-name="T233">蕭新晟：</text:span>是。</text:p>
        <text:p text:style-name="P234"><text:span text:style-name="T235">主席（林委員昶佐）：</text:span>還是大家覺得在那之前還有什麼節點我們可能還要碰面討論的？我的想像應該就是1月份我們提給OGP，然後接著OGP那邊可能會有幾種因應臺灣現在提這個東西，有一些什麼樣子的可能性，有沒有讓臺灣以國會的名義加入的可能性等等，在那個時候都會有一些比較明朗的狀況，那個時候我們IRM可以怎麼做，可能就有幾個選項，那大概就是那個時候，我們就來約開會，當面討論一下。</text:p>
        <text:p text:style-name="P236"><text:span text:style-name="T237">主席（洪顧問慈庸）：</text:span>1月？</text:p>
        <text:p text:style-name="P238"><text:span text:style-name="T239">主席（林委員昶佐）：</text:span>我們現在應該不用先講幾月，因為我們不知道，因為美國人的時間是美國時間，這是什麼屁話！好！所以美國人過美國時間，要知道什麼時候會回應，還是要看他們，但是原則上要不然我們這樣子，我們就先看他們那邊的狀況，然後如果說在1月份、2月份的時候他們都還沒有什麼回應，我們到時候在線上討論一下，有沒有必要先開一個什麼樣的會來決定我們自己IRM的機制，好不好？</text:p>
        <text:p text:style-name="P240"><text:span text:style-name="T241">主席（洪顧問慈庸）：</text:span>我確認一下，現在行政院是哪一個單位在產出這個報告？</text:p>
        <text:p text:style-name="P242"><text:span text:style-name="T243">耿璐：</text:span>國發會。</text:p>
        <text:p text:style-name="P244"><text:span text:style-name="T245">主席（洪顧問慈庸）：</text:span>所以到時候我們的完成，就直接送給國發會，就是找主委告訴他我們要跟他併在一起？</text:p>
        <text:p text:style-name="P246"><text:span text:style-name="T247">蕭新晟：</text:span>他們沒有要併一本，他們是說……</text:p>
        <text:p text:style-name="P248"><text:span text:style-name="T249">主席（洪顧問慈庸）：</text:span>各自送？</text:p>
        <text:p text:style-name="P250"><text:span text:style-name="T251">蕭新晟：</text:span>各自產各自的方案，然後我們作一個網站，把它放在一起，然後叫我們做一個……</text:p>
        <text:p text:style-name="P252"><text:span text:style-name="T253">主席（林委員昶佐）：</text:span>他會做一個網站，就是臺灣的行動方案，裡面有行政院，也有立法院，那我們就把立法院的資料放在那裡。</text:p>
        <text:p text:style-name="P254"><text:span text:style-name="T255">主席（洪顧問慈庸）：</text:span>他叫你們做？</text:p>
        <text:p text:style-name="P256"><text:span text:style-name="T257">蕭新晟：</text:span>他叫……</text:p>
        <text:p text:style-name="P258"><text:span text:style-name="T259">耿璐：</text:span>他說「我們」，是指他，還是誰？</text:p>
        <text:p text:style-name="P260"><text:span text:style-name="T261">主席（林委員昶佐）：</text:span>民間嘛！我記得他說民間。</text:p>
        <text:p text:style-name="P262"><text:span text:style-name="T263">主席（洪顧問慈庸）：</text:span>可是這是官方和民間協作的東西，到底要掛在哪裡？他們的說法是什麼？</text:p>
        <text:p text:style-name="P264"><text:span text:style-name="T265">主席（林委員昶佐）：</text:span>我記得他們告訴我是民間開一個網址，然後把兩個都放進去。</text:p>
        <text:p text:style-name="P266"><text:span text:style-name="T267">侯宜秀：</text:span>我沒有在gov聽過這個提案，然後他說的民間會不會是他自己的分身？</text:p>
        <text:p text:style-name="P268"><text:span text:style-name="T269">蕭新晟：</text:span>沒有喔！上次我還聽他說是我、我本人。</text:p>
        <text:p text:style-name="P270"><text:span text:style-name="T271">主席（林委員昶佐）：</text:span>你喔！你本人！那很簡單，蕭A就是民間代表啊！</text:p>
        <text:p text:style-name="P272"><text:span text:style-name="T273">林哲瑋：</text:span>可是我覺得如果今天這個是政府的承諾，它掛在民間的domain上面，這很奇怪。</text:p>
        <text:p text:style-name="P274"><text:span text:style-name="T275">蕭新晟：</text:span>domain好像他已經有了，好像是一個OGP.tw。</text:p>
        <text:p text:style-name="P276"><text:span text:style-name="T277">侯宜秀：</text:span>沒有.gov嗎？</text:p>
        <text:p text:style-name="P278"><text:span text:style-name="T279">于顥：</text:span>不好意思，我的疑問是我們要怎麼送？</text:p>
        <text:p text:style-name="P280"><text:span text:style-name="T281">蕭新晟：</text:span>這是個好問題。</text:p>
        <text:p text:style-name="P282"><text:span text:style-name="T283">于顥：</text:span>不可能放到網址上面，就說我收到了吧？</text:p>
        <text:p text:style-name="P284"><text:span text:style-name="T285">主席（洪顧問慈庸）：</text:span>這個可不可以請秘書處直接跟國發會？國發會是哪一個單位在處理？</text:p>
        <text:p text:style-name="P286"><text:span text:style-name="T287">蕭新晟：</text:span>社發處。</text:p>
        <text:p text:style-name="P288"><text:span text:style-name="T289">主席（洪顧問慈庸）：</text:span>社發處，直接跟他們對，就是看他們的產出跟我們……</text:p>
        <text:p text:style-name="P290"><text:span text:style-name="T291">吳銘軒：</text:span>對不起，應該是根本沒有送這件事情，因為我們又不是會員，所以我們其實是希望能夠做一些其他的方式，想辦法把它傳出去，這個我們可以來想一些方法，比方說透過NDI，或透過一些其他的組織，我們辦一些活動，那個是曝光，然後我也同意如果是政府的跟國會的，應該還是由官方的網站，誰做沒關係，但是那個網域整個還是應該是官方比較好。</text:p>
        <text:p text:style-name="P292"><text:span text:style-name="T293">主席（林委員昶佐）：</text:span>你的意思就是我們民間promote的這些部分，當然可以民間做一些活動，做一些方式，但是我想我們就秘書處這邊跟國發會確定一下，我們東西完成以後，我們怎麼通知OGP，大概就是這個意思，讓他有一點跟我們的互動，然後知道我們的誠意。</text:p>
        <text:p text:style-name="P294"><text:span text:style-name="T295">吳銘軒：</text:span>當然啦！我們可以通知OGP的秘書處，但是其實最主要的還是OGP的社群。</text:p>
        <text:p text:style-name="P296"><text:span text:style-name="T297">主席（林委員昶佐）：</text:span>知道是我們做出來的。</text:p>
        <text:p text:style-name="P298"><text:span text:style-name="T299">蕭新晟：</text:span>對！這個我們可以來盤點一下有哪些工作，但是網站的部分，我覺得還是釐清一下。</text:p>
        <text:p text:style-name="P300"><text:span text:style-name="T301">主席（林委員昶佐）：</text:span>唐鳳本來說的意思是比較像阿端說的這樣，所以他才會說是不是蕭A這邊做一個整合的頁面，然後就可以對OGP的社群宣傳，但是我現在講的是秘書處這邊，是不是要跟國發會確認說我們一起都完成這個官方的東西，怎麼讓OGP的官方也得到這樣子的通知。</text:p>
        <text:p text:style-name="P302"><text:span text:style-name="T303">蕭新晟：</text:span>不好意思，唐鳳的意思是OGP上面有各國的行動方案，所以OGP網站也不是任何一個國家的官方網站，就是OGP，然後阿端的意思是把它複製過來，長得一模一樣，但是網址後面多一個.tw，然後上面有我們的行動方案，有政府版跟國會版。</text:p>
        <text:p text:style-name="P304"><text:span text:style-name="T305">侯宜秀：</text:span>……它的頁面不是CC……</text:p>
        <text:p text:style-name="P306"><text:span text:style-name="T307">蕭新晟：</text:span>它不是CC，那我就做的很像就好，視覺上很像就好。</text:p>
        <text:p text:style-name="P308"><text:span text:style-name="T309">主席（林委員昶佐）：</text:span>這是不是假網站？Gmail變成是Gmai1這樣子，釣魚網站、Facebook，結果是……</text:p>
        <text:p text:style-name="P310"><text:span text:style-name="T311">吳銘軒：</text:span>如果是這種程度的工作，也不會是蕭A……</text:p>
        <text:p text:style-name="P312"><text:span text:style-name="T313">侯宜秀：</text:span>我覺得有幾個層次，你政府部門還是要去推，然後當然民間去辦，譬如剛剛阿端說的，我們去做一些promote，然後讓OGP的社群去做推廣這件事情，這個確實也要去做，但是政府部門官方那邊還是要做一些事情，我剛剛經過一間會議室，好像正在舉行「台灣與泰國國會議員友好協會」成立大會，所以我在想立法院是不是也可以透過你們原來的連結推到一些對我們比較友好國家的國會議員那裡，我覺得這可能要多管齊下，並不是設一個民間網站就OK了。</text:p>
        <text:p text:style-name="P314"><text:span text:style-name="T315">主席（林委員昶佐）：</text:span>我想這個宣傳的事情就再說啦！因為民間的宣傳、行政院的宣傳、立法院的宣傳，我們怎麼樣透過每一個委員及立法院的各種管道，這當然都可以去處理，我們也知道哪些國家比較關心開放國會的事務，我們就讓他們知道我們的進展。但是我還是要回頭說，就是在行政院和立法院都完成的時候，我們總是要讓OGP的秘書處知道我們完成了這件事，至於到底要怎麼讓他們知道，是以e-mail附上兩個文件檔案通知他們嗎？或者就只是一個網址還是怎麼樣？我們就把這個部分交給立法院秘書處跟國發會那邊確認一下，好不好？</text:p>
        <text:p text:style-name="P316"><text:span text:style-name="T317">吳處長慧玲：</text:span>我跟主席和各位報告一下，根據我原來的理解，我們剛開始在談這個部分的時候，國發會社發處的處長也有來，那個時候好像沒有說要從他們那邊的管道。我們現在會去瞭解，如果要由國發會那邊，然後因為他們也有推動開放政府，我們那時候好像有說，如果要給的話，到底是要用附件還是什麼樣的形式？因為這個部分在一開始沒有說，所以我以為是民團這邊有管道可以遞交。因為現在這個提案最後有說由院長簽署開放國會行動方案並遞交OGP，所以當然要有這個動作，我們這邊可以來瞭解，但是我不知道有沒有辦法，我們再跟國發會那邊聯繫看看。</text:p>
        <text:p text:style-name="P318"><text:span text:style-name="T319">吳銘軒：</text:span>我要提出建議，如果我們這邊希望要做遞交的動作，也可以等到國發會那邊完成以後，跟著開放國會這邊再去遞一次加入的意向書，說明這是臺灣的行動方案，我覺得這樣就還是有這個動作。我剛剛講的意思就是說，我們不是會員國，所以我們並沒有遞交的義務，但是我們還是可以去做這個動作，然後當做我們要去push，對不對？再加上明年要在臺灣舉辦開放國會的非正式（unofficial）活動，這些都是可以曝光的管道，但是關於正式的管道，我覺得可以跟國發會那邊coordinate，然後再次遞交加入的意向書，加上我們開放政府跟開放國會的行動方案，我覺得這樣聽起來滿好的，就是比較適切的做法。</text:p>
        <text:p text:style-name="P320"><text:span text:style-name="T321">主席（林委員昶佐）：</text:span>我覺得我們可以把幾個部分拆開，國發會要怎麼樣，我們沒辦法控制他們，也沒辦法要求他們，他們在完成以後到底有沒有一個遞交的儀式，我們也不確定。所以我覺得我們只要去瞭解他們會怎麼樣就好了，我們不用要求他們要怎麼樣，如果他們有遞交的儀式，不管是由行政院長、唐鳳或國發會主委發送並表達我們加入OGP的意願，我們就是把這份檔案給國發會，他們在遞交、寄送文件的時候也包括這份檔案。對國發會這一邊，我們就去瞭解他們的方式，如果他們都沒有遞交的行動，我們還是給他們檔案，他們自己去研究，未來在國際上宣傳的時候可以說我們的國會有在做這件事情。所以我們只是去瞭解國發會到底會有什麼程序和行動，我們在完成以後就把檔案送給他們。</text:p>
        <text:p text:style-name="P322">第二，我們國會這邊還是有一個遞交的儀式，就是我們自己處理，由游院長發送一個我們有意願加入的報告，即便是以開放國會的身分來參與，我們也有高度的意願，因此我們完成了這個報告，然後就加上這個副本，我想可以這樣處理就好了。這樣就不會因為國發會要怎麼做或不怎麼做而造成我們有任何改變，就沒有這個問題了，我們就一樣做我們要做的事，如果國發會要送，就記得把我們給的那個附件放進去，如果他們沒有送的話，也不關我們的事啊！因為他們有他們自己的程序，對不對？但是我們自己這邊以國會的立場還是要發送，至於是不是發送給OGP秘書處，我們到時候再請蕭A告訴我們窗口就好了，所以我們這邊還是要有一個遞交的儀式。</text:p>
        <text:p text:style-name="P323">我講了關於國發會的部分，我們自己的部分也講完了，再來就是民間這個部分，就請民間自己討論看看可以用什麼樣的模式。民間已經啟動並開始宣傳，也就是有一個網頁，不管是用什麼方式做出一個怎麼樣的網頁，基本上在這個網頁完成的時候，就透過我們MSF的群組講一下，包括立法院的委員或民間的委員，大家就透過自己的管道在那個時間點一起發送出去、一起宣傳。剛剛我有講到國會外交的幾個組織，我們當然也會透過這些管道儘量讓更多人知道，這樣層次是不是會比較清楚？秘書處這邊還有什麼問題嗎？</text:p>
        <text:p text:style-name="P324"><text:span text:style-name="T325">黃佩蔚：</text:span>我剛才有跟葛老師討論了一下，就是在我們開始宣傳這件事情之後，如果可以在半年或一段時間之後，我剛才有聽到明年OGP將在臺灣舉辦活動，如果可以接得上那個時間點，我們剛好也可以辦一個國際研討會，邀請OGP的人來臺灣看我們的執行成果，我覺得這樣也是滿好的。</text:p>
        <text:p text:style-name="P326"><text:span text:style-name="T327">主席（林委員昶佐）：</text:span>目前這件事情就是要看疫情的狀況，因為我們本來是希望在韓國開大會之前先來臺灣開OP，關於這件事情的預算，不管外交部或立法院都已經有準備了，明年可能要做這件事，但是要看疫情的狀況如何。</text:p>
        <text:p text:style-name="P328"><text:span text:style-name="T329">葛傳宇：</text:span>我要呼應剛才佩蔚的建議，就是我們要怎麼樣讓這份報告能夠正中下懷，我們的目標就是要加入OGP，但是要怎麼做？一方面我們希望廣結善緣，但是說實在的，廣結善緣只是增加點閱率，對我們來說，關鍵的就是那幾位steering committee的members，所以我們要多管齊下，我建議一方面院長可以發文請外交部行文給所有的外館，請他們把我們英文版的報告分送給各國的國會及公民社會（civil society）。更重要的就是steering committee，因為他們有決定權，可以決定是否要討論我們臺灣的入會案，並不是討論要不要讓我們加入，而是討論願不願意納入議程。所以我要強烈的建議，在這個報告完成並於明年1月發布之後，我們不是只有把這個報告掛在網上，我們希望在疫情結束之後能夠辦兩件事情，一個就是在明年12月韓國辦活動的時候，我們能夠增加一個work shop，以臺灣的名義邀請他們一起來討論。其次，既然他們已經要到韓國參加活動，就可以邀請他們順道來臺灣看看我們的立法院是怎麼運作的，因為百聞不如一見（Seeing is believing），然後我們透過這個24人組跟民主基金會要錢，我們自己來辦研討會。比如說由Freddy帶他們去看立法院的議場，在討論過以後，就請他們評論，看他們覺得臺灣立法院的Open Parliament怎麼樣，並據以決定我們下一版的報告要怎麼做，根據他們的建議，我們就可以先做下一版的預備。這樣既可以達到宣傳的效果，更重要的就是可以抓住這些steering committee的心，讓他們知道我們非常真心誠意，我們願意加入，而不是只有在打嘴炮，這一點是很重要的。</text:p>
        <text:p text:style-name="P330"><text:span text:style-name="T331">主席（林委員昶佐）：</text:span>明年OGP的年會將在韓國舉辦，我們的確是有規劃，希望在疫情趨緩的狀況之下，在這之前先請OGP開放社群的人，尤其是OP一些重要國家的國會議員來臺灣，共同開一個開放國會的論壇會議。所以我覺得要把請他們來臺灣這個部分放到現在正在跟NDI討論的內容裡面，看是不是要請這些steering committee的人也就是OGP裡面的這些人來，我們現在有一些想邀約的對象，但是如果我們希望可以加入OGP，是不是也可以邀請OGP裡面的主要成員，而不只是來與談的國會議員或來賓專家？就是在洽談的時候就把它放到我們的memo裡面，希望可以請OGP裡面主要的執委、董事們來臺灣一起與會。</text:p>
        <text:p text:style-name="P332"><text:span text:style-name="T333">吳銘軒：</text:span>我不知道剛剛有沒有報告到活動的事情，我們上次跟NDI討論的時候，他們說韓國那個活動已經定在明年12月了。</text:p>
        <text:p text:style-name="P334"><text:span text:style-name="T335">主席（林委員昶佐）：</text:span>對，剛才我們有講到。</text:p>
        <text:p text:style-name="P336"><text:span text:style-name="T337">吳銘軒：</text:span>我們這邊大概也是在暑假之後，但是我們雙邊也是要確認一下時間，如果時間確認了，我跟蕭A當然還是會繼續保持聯繫，但是立法院秘書處和外交部這些實際主辦這個活動的人可能要另外再組一個task force。</text:p>
        <text:p text:style-name="P338"><text:span text:style-name="T339">主席（林委員昶佐）：</text:span>對，當然。</text:p>
        <text:p text:style-name="P340"><text:span text:style-name="T341">蕭新晟：</text:span>我補充說明一下，上次我們跟NDI小論壇工作坊好像還滿成功的，也感謝各位熱情的參與，包括Freddy和他的孩子。NDI覺得這個工作坊很棒，所以就很有興趣，大概在明年3月的時候會邀請大家再辦一次，在那個時候行動方案可能已經提出來了，剛好我們要做國際的宣傳，所以可以做很棒的宣傳。還有另外一點，OGP的steering committee也就是包括Maria Baron在內的那個OP小組會在6月決定新的開放國會章程，對臺灣比如說國會能不能單獨加入會有很重要的影響。在6月他們投票之前，如果我們在3月再辦一次論壇，應該會有很大的幫助，所以我在這邊先請各位空出時間，大概是在明年二、三月的時候。</text:p>
        <text:p text:style-name="P342"><text:span text:style-name="T343">主席（林委員昶佐）：</text:span>因為這一次他們有覺得臺灣還滿積極的參與，大家都相當有熱忱，所以至少要讓他們知道我們都持續有這樣的熱忱，就是在3月份舉辦，到時候再call大家一下。剛才蕭A的意思就是在6月份OP的章程會討論像臺灣這樣以國會的方式來參與、成為國會會員的模式跟可能性，所以我們在那之前保持一個熱度應該是還滿重要的。所以在1月份這個行動方案出來的時候，除了由院長發送給OGP的秘書處以外，應該要想辦法讓所有steering committee的members都能夠收到，對不對？至於e-mail就交給蕭A去肉搜一下，這是官方的處理，如果大家在民間有朋友……</text:p>
        <text:p text:style-name="P344"><text:span text:style-name="T345">趙恭岳：</text:span>我回應一下葛老師的意見，我覺得有一點很重要，事實上，關於外館的部分，到時候在我們的報告出來以後，我建議把紙本送到外館，由外館遞交給各國，事實上，第一，我們有友臺小組；第二，在這些steering committee所在的國家，如果有機會透過外館去和當地這些友臺小組的國會議員聯繫，應該能夠發揮一些功能，因為他們在那些國家是members of parliament，所以我想這可能是一個還不錯的途徑，謝謝。</text:p>
        <text:p text:style-name="P346"><text:span text:style-name="T347">候宜秀：</text:span>我想問一下蕭A，這個NDI在3月舉辦活動參加者是以我們為主嗎？還是可能要再擴大，變成是雙向的？我們也是分享經驗的一部分嗎？我覺得這樣可能會更好，對我們來說可以有一些宣傳的效果，也有分享經驗的效果，然後可以得到一些feedback。我覺得上次的分享很好，可是我不太確定他們是否知道我們現在的states，其中有一個講者讓我覺得他其實不太清楚我們的states是怎麼樣。</text:p>
        <text:p text:style-name="P348"><text:span text:style-name="T349">蕭新晟：</text:span>對，沒問題，那就會納入跟他們討論這個議程的部分。</text:p>
        <text:p text:style-name="P350"><text:span text:style-name="T351">主席（林委員昶佐）：</text:span>等一下，我覺得可以請秘書處這邊記錄一下，就是我們除了請院長發送給OGP的秘書處這個窗口以外，也要請外交部協助，因為OGP總共有七十幾個會員國，表示這七十幾個會員國應該有很多在國會裡面也有開放國會的小組成員，一定有一些會員國有友臺小組，所以會有兩種小組是我們可以去approach的，一種是在他們國會裡面的開放國會小組，一種是他們國會裡面的友臺小組，所以就請外交部研析我們去接觸誰會比較好，請他們在開OGP會議的時候支持臺灣，在有機會幫臺灣講話的時候就幫臺灣講話，我們就把東西送給那七十幾個國家的友臺小組或開放國會小組，這個部分可以請外交部來協助我們。</text:p>
        <text:p text:style-name="P352"><text:span text:style-name="T353">葛傳宇：</text:span>報告主席，依照過去的經驗，如果我們請外交部轉什麼東西，通常最後就沒有下文了。</text:p>
        <text:p text:style-name="P354"><text:span text:style-name="T355">主席（林委員昶佐）：</text:span>我自己在外交委員會，我都不敢直接這樣說。</text:p>
        <text:p text:style-name="P356"><text:span text:style-name="T357">葛傳宇：</text:span>我在過去有這種慘痛的經驗，所以我們的發文內容一定要很精確的跟外交部說，請駐外單位去做兩件事，第一個就是拿著這個紙本到外館駐在地國會的友臺小組或對口單位，清楚的跟他們講這是我們臺灣的東西，就是請外交部要去拜會他們。第二，請他們表達支持或協助臺灣參與OGP。我認為要跟外交部講清楚就是要做這兩件事，第一個是拜會，第二個是請他們支援，表達我們臺灣的立法院想要加入OGP的意願。因為已經有發公文給外交部，這樣將來Freddy在議場質詢的時候就可以問外交部去拜訪了哪些國家、績效是怎麼樣。</text:p>
        <text:p text:style-name="P358"><text:span text:style-name="T359">主席（林委員昶佐）：</text:span>我在質詢的時候就可以請外交部告訴我，哪些國家對我們比較友好，回應比較積極。</text:p>
        <text:p text:style-name="P360"><text:span text:style-name="T361">葛傳宇：</text:span>對，可以請外交部提供資料，這樣我們才會有所本，否則如果只是給他們紙本，他們就會一直放在外館裡面而沒有人管。</text:p>
        <text:p text:style-name="P362"><text:span text:style-name="T363">主席（林委員昶佐）：</text:span>秘書處覺得這樣可以嗎？我們不用幫外交部講話啦！</text:p>
        <text:p text:style-name="P364"><text:span text:style-name="T365">梁科長曉菁：</text:span>他們真的會回應，因為是以院長名義發送，關於發送這個部分，他們外館確實都會報回來，國會室都會進行統整。</text:p>
        <text:p text:style-name="P366"><text:span text:style-name="T367">主席（林委員昶佐）：</text:span>原則上，因為我是MSF裡面在立法院的窗口，所以我會直接跟外交部要一份關於各國開放國會小組的資料，包括每個國家的委員是誰、負責這方面的窗口是誰，然後我自己會再追蹤一次，我覺得這樣會比較保險。</text:p>
        <text:p text:style-name="P368"><text:span text:style-name="T369">葛傳宇：</text:span>不好意思，我要替我在外交部工作的朋友講幾句話，其實並不是他們不辦事，而是他們不瞭解我們希望他們怎麼做，所以我們要很清楚跟他們講，他們在拿到這個東西之後，要帶著這個東西去拜會，跟他們講我們臺灣的意願是怎麼樣，請他們支持。即使不支持也沒有關係，但是至少要讓他們知道我們的awareness。</text:p>
        <text:p text:style-name="P370"><text:span text:style-name="T371">主席（林委員昶佐）：</text:span>就是要讓他們知道我們有認真在做這件事情。</text:p>
        <text:p text:style-name="P372"><text:span text:style-name="T373">葛傳宇：</text:span>對，這樣就達到效果了，就是我們要follow up，剛好您跟洪顧問都在立法院，洪顧問在院長室，所以可以push；此外，您可以透過質詢的方式讓外館真的動起來，這樣我們才能夠打國際盃啊！否則這些人不曉得我們要做什麼，如果只是丟給他們一份紙本，他們真的是不會瞭解，因為他們要做的事情太繁雜了。所以應該要很清楚的在公文裡面跟他們說我們院長希望所有的外館怎麼做，請他們要去做。其實任務很單純，就是拜會加上請求支持，謝謝。</text:p>
        <text:p text:style-name="P374"><text:span text:style-name="T375">候宜秀：</text:span>葛老師講得很清楚，另外，我在想我們是不是要有一份1頁的cover letter，讓外館知道這個是在做什麼，要不然他們如果搞不清楚，其實也很難去傳達訊息，而且我們的報告好像有四十幾頁，所以對他們來說應該也有困難，其實他們也不需要去深入瞭解裡面的內容，所以我們可能要很清楚的寫出需要他們傳達的訊息。</text:p>
        <text:p text:style-name="P376"><text:span text:style-name="T377">主席（林委員昶佐）：</text:span>我想秘書處應該會幫院長擬一份很簡要的東西交給外交部去處理，然後我也會做一些處理。</text:p>
        <text:p text:style-name="P378"><text:span text:style-name="T379">吳銘軒：</text:span>請問這個問題討論完了嗎？</text:p>
        <text:p text:style-name="P380"><text:span text:style-name="T381">主席（林委員昶佐）：</text:span>這一次的議程都討論完了，關於下一次開會的時間跟地點，就是要等行政院那邊也確定了，在我們有幾個IRM的執行方案出來以後，我們再開會來討論IRM。剛剛的動議就是關於如何遞交這個部分，我們大概都討論完了。</text:p>
        <text:p text:style-name="P382"><text:span text:style-name="T383">吳銘軒：</text:span>我要提出另外一個問題，就是關於行動方案有好幾個部分，在行動方案開始執行前的work plan，在之後實際執行implementation的這個階段，我們這個MSF要怎麼參與跟開會，據我所知，我們好像要改選，要重新對外徵選，關於這些細節，也許沒辦法在今天決定，我不知道什麼時候可以啟動討論。</text:p>
        <text:p text:style-name="P384"><text:span text:style-name="T385">主席（林委員昶佐）：</text:span>這個應該是在下一次開會討論IRM的執行方式時一起討論，因為都是要討論我們在下一個階段要做什麼，所以我們就把這個部分納入下一次會議的議程中，應該就是接在MSF參與和執行的部分，其實我們大概已經有定位過，就是目前的民間委員就會成為執行的人，尤其在立法院還沒成立開放國會諮詢小組之前，就是由我們MSF來負責擔任，之後還可以做哪些事情及改選過程要怎麼做，就是等下次開會再一起討論。</text:p>
        <text:p text:style-name="P386">今天的會議就到此結束。</text:p>
        <text:p text:style-name="內文"><text:span text:style-name="T387">散會</text:span>（11時29分）</text:p>
        <text:p text:style-name="內文"/>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rial" fo:font-weight="bold" style:font-weight-asian="bold" style:font-weight-complex="bold" style:letter-kerning="true" fo:font-size="26pt" style:font-size-asian="26pt" style:font-size-complex="26pt" fo:hyphenate="true"/>
    </style:style>
    <style:style style:name="內文" style:display-name="內文" style:family="paragraph">
      <style:paragraph-properties fo:widows="0" fo:orphans="0" style:punctuation-wrap="simple" fo:text-align="justify" style:vertical-align="middle" fo:line-height="0.2638in"/>
      <style:text-properties style:font-name-asian="華康細明體" style:letter-kerning="true" fo:font-size="10.5pt" style:font-size-asian="10.5pt" style:font-size-complex="12pt" fo:hyphenate="true"/>
    </style:style>
    <style:style style:name="預設段落字型" style:display-name="預設段落字型" style:family="text"/>
    <style:style style:name="一般項目符號" style:display-name="一般項目符號" style:family="paragraph" style:parent-style-name="內文" style:next-style-name="內文">
      <style:paragraph-properties fo:margin-left="0.0694in" fo:text-indent="0.0694in">
        <style:tab-stops/>
      </style:paragraph-properties>
      <style:text-properties fo:hyphenate="true"/>
    </style:style>
    <style:style style:name="主席多位主席" style:display-name="主席(多位主席)" style:family="paragraph" style:next-style-name="內文">
      <style:paragraph-properties fo:widows="0" fo:orphans="0" style:punctuation-wrap="simple" fo:text-align="justify" style:vertical-align="middle" fo:line-height="0.2638in"/>
      <style:text-properties style:font-name-asian="華康細明體" fo:font-size="10.5pt" style:font-size-asian="10.5pt" fo:hyphenate="true"/>
    </style:style>
    <style:style style:name="出席委員" style:display-name="出席委員" style:family="paragraph" style:parent-style-name="內文">
      <style:paragraph-properties fo:margin-left="0.3472in" fo:margin-right="0.1736in" fo:text-indent="-0.3472in">
        <style:tab-stops/>
      </style:paragraph-properties>
      <style:text-properties fo:hyphenate="true"/>
    </style:style>
    <style:style style:name="立院標題" style:display-name="立院標題" style:family="paragraph" style:parent-style-name="內文">
      <style:paragraph-properties fo:text-indent="0.4166in"/>
      <style:text-properties style:font-name-asian="華康楷書體W5" fo:font-weight="bold" style:font-weight-asian="bold" fo:letter-spacing="0.1388in" fo:font-size="36pt" style:font-size-asian="36pt" fo:hyphenate="true"/>
    </style:style>
    <style:style style:name="立院次標題" style:display-name="立院次標題" style:family="paragraph" style:parent-style-name="立院標題">
      <style:paragraph-properties fo:text-indent="0.2777in"/>
      <style:text-properties fo:letter-spacing="0.0277in" fo:font-size="20pt" style:font-size-asian="20pt" fo:hyphenate="true"/>
    </style:style>
    <style:style style:name="立院時間" style:display-name="立院時間" style:family="paragraph" style:parent-style-name="內文">
      <style:paragraph-properties fo:text-indent="1.0416in"/>
      <style:text-properties style:font-name-asian="華康楷書體W5" fo:font-style="italic" style:font-style-asian="italic" fo:hyphenate="true"/>
    </style:style>
    <style:style style:name="同意權事項項目符號" style:display-name="同意權事項(項目符號)"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同意權事項標題" style:display-name="同意權事項(標題)" style:family="paragraph" style:parent-style-name="內文" style:next-style-name="內文">
      <style:paragraph-properties fo:line-height="0.2916in" fo:margin-left="0.2083in">
        <style:tab-stops/>
      </style:paragraph-properties>
      <style:text-properties fo:font-size="14pt" style:font-size-asian="14pt" fo:hyphenate="true"/>
    </style:style>
    <style:style style:name="函件主旨" style:display-name="函件(主旨)" style:family="paragraph" style:parent-style-name="內文" style:next-style-name="內文">
      <style:paragraph-properties fo:margin-left="0.0694in" fo:text-indent="-0.0694in">
        <style:tab-stops/>
      </style:paragraph-properties>
      <style:text-properties fo:hyphenate="true"/>
    </style:style>
    <style:style style:name="函件正副本" style:display-name="函件(正副本)" style:family="paragraph" style:parent-style-name="內文" style:next-style-name="內文">
      <style:paragraph-properties fo:margin-left="0.0694in" fo:text-indent="-0.0694in">
        <style:tab-stops/>
      </style:paragraph-properties>
      <style:text-properties fo:hyphenate="true"/>
    </style:style>
    <style:style style:name="函件正副本內文" style:display-name="函件(正副本內文)" style:family="paragraph" style:parent-style-name="內文" style:next-style-name="內文">
      <style:paragraph-properties fo:margin-left="0.2083in">
        <style:tab-stops/>
      </style:paragraph-properties>
      <style:text-properties fo:hyphenate="true"/>
    </style:style>
    <style:style style:name="函件受文者" style:display-name="函件(受文者)" style:family="paragraph" style:parent-style-name="內文" style:next-style-name="內文">
      <style:paragraph-properties fo:margin-left="0.0694in" fo:text-indent="-0.0694in">
        <style:tab-stops/>
      </style:paragraph-properties>
      <style:text-properties fo:hyphenate="true"/>
    </style:style>
    <style:style style:name="函件附件" style:display-name="函件(附件)" style:family="paragraph" style:parent-style-name="內文" style:next-style-name="內文">
      <style:paragraph-properties fo:margin-left="0.0694in" fo:text-indent="-0.0694in">
        <style:tab-stops/>
      </style:paragraph-properties>
      <style:text-properties fo:hyphenate="true"/>
    </style:style>
    <style:style style:name="函件密等及解密條件" style:display-name="函件(密等及解密條件)" style:family="paragraph" style:parent-style-name="內文" style:next-style-name="內文">
      <style:paragraph-properties fo:margin-left="0.0694in" fo:text-indent="-0.0694in">
        <style:tab-stops/>
      </style:paragraph-properties>
      <style:text-properties fo:hyphenate="true"/>
    </style:style>
    <style:style style:name="函件速別" style:display-name="函件(速別)" style:family="paragraph" style:parent-style-name="內文" style:next-style-name="內文">
      <style:paragraph-properties fo:margin-left="0.0694in" fo:text-indent="-0.0694in">
        <style:tab-stops/>
      </style:paragraph-properties>
      <style:text-properties fo:hyphenate="true"/>
    </style:style>
    <style:style style:name="函件單位" style:display-name="函件(單位)" style:family="paragraph" style:parent-style-name="內文" style:next-style-name="內文">
      <style:paragraph-properties fo:margin-top="0.0729in" fo:margin-bottom="0.0729in" fo:line-height="0.2916in"/>
      <style:text-properties style:font-name-asian="華康楷書體W5" fo:font-size="14pt" style:font-size-asian="14pt" fo:hyphenate="true"/>
    </style:style>
    <style:style style:name="函件發文日期與字號" style:display-name="函件(發文日期與字號)" style:family="paragraph" style:parent-style-name="內文" style:next-style-name="內文">
      <style:paragraph-properties fo:margin-left="0.0694in" fo:text-indent="-0.0694in">
        <style:tab-stops/>
      </style:paragraph-properties>
      <style:text-properties fo:hyphenate="true"/>
    </style:style>
    <style:style style:name="函件發文日期與字號內文" style:display-name="函件(發文日期與字號內文)" style:family="paragraph" style:parent-style-name="內文">
      <style:paragraph-properties fo:margin-left="0.3472in">
        <style:tab-stops/>
      </style:paragraph-properties>
      <style:text-properties fo:hyphenate="true"/>
    </style:style>
    <style:style style:name="函件說明" style:display-name="函件(說明)" style:family="paragraph" style:parent-style-name="內文" style:next-style-name="內文">
      <style:paragraph-properties fo:margin-left="0.0694in" fo:text-indent="-0.0694in">
        <style:tab-stops/>
      </style:paragraph-properties>
      <style:text-properties fo:hyphenate="true"/>
    </style:style>
    <style:style style:name="函件說明內文" style:display-name="函件(說明內文)" style:family="paragraph" style:parent-style-name="內文">
      <style:paragraph-properties fo:text-indent="0.1388in"/>
      <style:text-properties fo:hyphenate="true"/>
    </style:style>
    <style:style style:name="函件說明項目符號" style:display-name="函件(說明項目符號)" style:family="paragraph" style:parent-style-name="內文">
      <style:paragraph-properties fo:margin-left="0.0694in" fo:text-indent="0.0694in">
        <style:tab-stops/>
      </style:paragraph-properties>
      <style:text-properties fo:hyphenate="true"/>
    </style:style>
    <style:style style:name="協商代表" style:display-name="協商代表" style:family="paragraph" style:parent-style-name="內文">
      <style:paragraph-properties fo:margin-left="0.4861in" fo:text-indent="-0.3472in">
        <style:tab-stops/>
      </style:paragraph-properties>
      <style:text-properties fo:hyphenate="true"/>
    </style:style>
    <style:style style:name="黨團提案" style:display-name="黨團提案" style:family="paragraph" style:parent-style-name="內文" style:next-style-name="內文">
      <style:paragraph-properties fo:margin-left="0.3472in">
        <style:tab-stops/>
      </style:paragraph-properties>
      <style:text-properties style:font-name-asian="華康楷書體W5" fo:hyphenate="true"/>
    </style:style>
    <style:style style:name="委員提案" style:display-name="委員提案" style:family="paragraph" style:parent-style-name="黨團提案" style:next-style-name="內文">
      <style:paragraph-properties fo:text-align="start" fo:margin-left="0.4861in">
        <style:tab-stops/>
      </style:paragraph-properties>
      <style:text-properties style:font-name-asian="華康細明體" fo:hyphenate="true"/>
    </style:style>
    <style:style style:name="委員提案內文" style:display-name="委員提案(內文)" style:family="paragraph" style:parent-style-name="內文" style:next-style-name="內文">
      <style:paragraph-properties fo:margin-left="0.0694in" fo:text-indent="-0.0694in">
        <style:tab-stops/>
      </style:paragraph-properties>
      <style:text-properties style:font-name-asian="華康中黑體" fo:hyphenate="true"/>
    </style:style>
    <style:style style:name="法律條文內文" style:display-name="法律條文(內文)" style:family="paragraph" style:parent-style-name="內文" style:next-style-name="內文">
      <style:paragraph-properties fo:margin-left="0.1388in" fo:text-indent="0.1388in">
        <style:tab-stops/>
      </style:paragraph-properties>
      <style:text-properties fo:hyphenate="true"/>
    </style:style>
    <style:style style:name="法律條文條" style:display-name="法律條文(條)" style:family="paragraph" style:parent-style-name="內文">
      <style:paragraph-properties fo:margin-left="0.1388in" fo:text-indent="-0.0694in">
        <style:tab-stops/>
      </style:paragraph-properties>
      <style:text-properties fo:hyphenate="true"/>
    </style:style>
    <style:style style:name="法律條文項目符號" style:display-name="法律條文(項目符號)" style:family="paragraph" style:parent-style-name="內文" style:next-style-name="內文">
      <style:paragraph-properties fo:margin-left="0.2083in" fo:text-indent="-0.0694in">
        <style:tab-stops/>
      </style:paragraph-properties>
      <style:text-properties fo:hyphenate="true"/>
    </style:style>
    <style:style style:name="法案註解說明" style:display-name="法案(註解說明)" style:family="paragraph" style:parent-style-name="內文" style:next-style-name="內文">
      <style:paragraph-properties fo:margin-left="0.1388in">
        <style:tab-stops/>
      </style:paragraph-properties>
      <style:text-properties style:font-name-asian="華康中黑體" fo:hyphenate="true"/>
    </style:style>
    <style:style style:name="法案標題" style:display-name="法案(標題)" style:family="paragraph" style:parent-style-name="內文" style:next-style-name="內文">
      <style:paragraph-properties fo:margin-top="0.0347in" fo:margin-bottom="0.0347in" fo:line-height="0.2916in"/>
      <style:text-properties style:font-name-asian="華康楷書體W5" fo:font-size="14pt" style:font-size-asian="14pt" fo:hyphenate="true"/>
    </style:style>
    <style:style style:name="表格內文頂頭" style:display-name="表格內文頂頭" style:family="paragraph" style:parent-style-name="內文" style:next-style-name="內文">
      <style:paragraph-properties fo:line-height="0.2187in"/>
      <style:text-properties fo:hyphenate="true"/>
    </style:style>
    <style:style style:name="表格第一列文字分散" style:display-name="表格第一列(文字分散)" style:family="paragraph" style:parent-style-name="內文" style:next-style-name="內文">
      <style:paragraph-properties fo:text-align="start" fo:line-height="0.2187in" fo:margin-left="0.0347in" fo:margin-right="0.0347in">
        <style:tab-stops/>
      </style:paragraph-properties>
      <style:text-properties fo:hyphenate="true"/>
    </style:style>
    <style:style style:name="政府提案案由" style:display-name="政府提案(案由)"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頁尾" style:display-name="頁尾"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letter-kerning="false" style:font-size-complex="10pt" fo:hyphenate="true"/>
    </style:style>
    <style:style style:name="頁首" style:display-name="頁首" style:family="paragraph" style:parent-style-name="內文">
      <style:paragraph-properties style:snap-to-layout-grid="false" style:vertical-align="auto" fo:line-height="125%">
        <style:tab-stops>
          <style:tab-stop style:type="center" style:position="2.884in"/>
          <style:tab-stop style:type="right" style:position="5.768in"/>
        </style:tab-stops>
      </style:paragraph-properties>
      <style:text-properties style:letter-kerning="false" style:font-size-complex="10pt" fo:hyphenate="true"/>
    </style:style>
    <style:style style:name="特殊段落" style:display-name="特殊段落" style:family="paragraph" style:parent-style-name="內文" style:next-style-name="內文">
      <style:paragraph-properties fo:margin-top="0.0347in" fo:margin-bottom="0.0347in"/>
      <style:text-properties fo:hyphenate="true"/>
    </style:style>
    <style:style style:name="討論事項項目符號" style:display-name="討論事項(項目符號)" style:family="paragraph" style:paren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討論事項內文" style:display-name="討論事項(內文)" style:family="paragraph" style:parent-style-name="討論事項項目符號" style:next-style-name="內文">
      <style:paragraph-properties fo:margin-bottom="0.0347in" fo:margin-left="0in" fo:text-indent="0in">
        <style:tab-stops/>
      </style:paragraph-properties>
      <style:text-properties fo:hyphenate="true"/>
    </style:style>
    <style:style style:name="討論事項標題" style:display-name="討論事項(標題)" style:family="paragraph" style:parent-style-name="內文" style:next-style-name="內文">
      <style:paragraph-properties fo:line-height="100%" fo:margin-left="0.2777in">
        <style:tab-stops/>
      </style:paragraph-properties>
      <style:text-properties fo:letter-spacing="0.0277in" fo:font-size="14pt" style:font-size-asian="14pt" fo:hyphenate="true"/>
    </style:style>
    <style:style style:name="院會紀錄次標題" style:display-name="院會紀錄次標題" style:family="paragraph" style:parent-style-name="內文" style:next-style-name="內文">
      <style:text-properties style:font-name-asian="華康楷書體W5" fo:font-weight="bold" style:font-weight-asian="bold" fo:font-size="18pt" style:font-size-asian="18pt" fo:hyphenate="true"/>
    </style:style>
    <style:style style:name="院會紀錄標題" style:display-name="院會紀錄標題" style:family="paragraph" style:parent-style-name="內文" style:next-style-name="院會紀錄次標題">
      <style:paragraph-properties fo:text-indent="0.4166in"/>
      <style:text-properties style:font-name-asian="華康楷書體W5" fo:font-weight="bold" style:font-weight-asian="bold" fo:letter-spacing="0.1388in" fo:font-size="24pt" style:font-size-asian="24pt" fo:hyphenate="true"/>
    </style:style>
    <style:style style:name="報告事項內文" style:display-name="報告事項(內文)" style:family="paragraph" style:parent-style-name="內文" style:next-style-name="內文">
      <style:text-properties fo:hyphenate="true"/>
    </style:style>
    <style:style style:name="報告事項項目符號" style:display-name="報告事項(項目符號)" style:family="paragraph" style:parent-style-name="內文" style:next-style-name="內文">
      <style:paragraph-properties fo:margin-left="0.0694in" fo:text-indent="-0.0694in">
        <style:tab-stops/>
      </style:paragraph-properties>
      <style:text-properties fo:hyphenate="true"/>
    </style:style>
    <style:style style:name="報告事項標題" style:display-name="報告事項(標題)" style:family="paragraph" style:parent-style-name="討論事項標題" style:next-style-name="內文">
      <style:text-properties fo:hyphenate="true"/>
    </style:style>
    <style:style style:name="提案連署人" style:display-name="提案連署人" style:family="paragraph" style:parent-style-name="內文" style:next-style-name="內文">
      <style:paragraph-properties fo:text-align="start" fo:margin-left="0.4861in" fo:text-indent="-0.2777in">
        <style:tab-stops/>
      </style:paragraph-properties>
      <style:text-properties fo:hyphenate="true"/>
    </style:style>
    <style:style style:name="朝野協商內文" style:display-name="朝野協商(內文)" style:family="paragraph" style:parent-style-name="內文" style:next-style-name="內文">
      <style:paragraph-properties fo:margin-left="0.0694in" fo:text-indent="0.0694in">
        <style:tab-stops/>
      </style:paragraph-properties>
      <style:text-properties fo:hyphenate="true"/>
    </style:style>
    <style:style style:name="朝野協商次標題" style:display-name="朝野協商(次標題)" style:family="paragraph" style:parent-style-name="內文">
      <style:paragraph-properties fo:margin-left="0.3472in" fo:text-indent="-0.3472in">
        <style:tab-stops/>
      </style:paragraph-properties>
      <style:text-properties fo:hyphenate="true"/>
    </style:style>
    <style:style style:name="朝野協商項目符號" style:display-name="朝野協商(項目符號)" style:family="paragraph" style:parent-style-name="內文" style:next-style-name="內文">
      <style:paragraph-properties fo:margin-left="0.0694in" fo:text-indent="0.0694in">
        <style:tab-stops/>
      </style:paragraph-properties>
      <style:text-properties fo:font-weight="bold" style:font-weight-asian="bold" fo:hyphenate="true"/>
    </style:style>
    <style:style style:name="朝野協商標題" style:display-name="朝野協商(標題)" style:family="paragraph" style:parent-style-name="內文" style:next-style-name="內文">
      <style:paragraph-properties fo:margin-left="0.1388in">
        <style:tab-stops/>
      </style:paragraph-properties>
      <style:text-properties style:font-name-asian="華康中黑體" fo:hyphenate="true"/>
    </style:style>
    <style:style style:name="審查報告內文" style:display-name="審查報告(內文)" style:family="paragraph" style:parent-style-name="內文" style:next-style-name="內文">
      <style:paragraph-properties fo:margin-left="0.0694in" fo:text-indent="0.0694in">
        <style:tab-stops/>
      </style:paragraph-properties>
      <style:text-properties fo:hyphenate="true"/>
    </style:style>
    <style:style style:name="審查報告項目符號" style:display-name="審查報告(項目符號)" style:family="paragraph" style:parent-style-name="內文" style:next-style-name="內文">
      <style:paragraph-properties fo:margin-left="0.0694in" fo:text-indent="0.0694in">
        <style:tab-stops/>
      </style:paragraph-properties>
      <style:text-properties fo:hyphenate="true"/>
    </style:style>
    <style:style style:name="審查報告標題" style:display-name="審查報告(標題)" style:family="paragraph" style:parent-style-name="內文" style:next-style-name="內文">
      <style:paragraph-properties fo:margin-top="0.0694in" fo:line-height="0.2187in" fo:margin-left="0.0694in" fo:text-indent="0.0694in">
        <style:tab-stops/>
      </style:paragraph-properties>
      <style:text-properties style:font-name-asian="華康中黑體" fo:hyphenate="true"/>
    </style:style>
    <style:style style:name="質詢事項次標題" style:display-name="質詢事項(次標題)" style:family="paragraph" style:parent-style-name="內文" style:next-style-name="內文">
      <style:paragraph-properties fo:margin-left="0.2083in" fo:text-indent="-0.0694in">
        <style:tab-stops/>
      </style:paragraph-properties>
      <style:text-properties style:font-name-asian="華康中黑體" fo:hyphenate="true"/>
    </style:style>
    <style:style style:name="質詢事項項目符號" style:display-name="質詢事項(項目符號)" style:family="paragraph" style:parent-style-name="內文" style:next-style-name="內文">
      <style:paragraph-properties fo:margin-left="0.0694in" fo:text-indent="-0.0694in">
        <style:tab-stops/>
      </style:paragraph-properties>
      <style:text-properties fo:hyphenate="true"/>
    </style:style>
    <style:style style:name="質詢事項標題" style:display-name="質詢事項(標題)" style:family="paragraph" style:parent-style-name="討論事項標題" style:next-style-name="內文">
      <style:text-properties fo:hyphenate="true"/>
    </style:style>
    <style:style style:name="橫向數字1" style:display-name="橫向數字1" style:family="paragraph" style:parent-style-name="內文" style:next-style-name="內文">
      <style:paragraph-properties fo:margin-left="0.0694in" fo:text-indent="0.0381in">
        <style:tab-stops/>
      </style:paragraph-properties>
      <style:text-properties fo:hyphenate="true"/>
    </style:style>
    <style:style style:name="橫向數字2" style:display-name="橫向數字2" style:family="paragraph" style:parent-style-name="內文" style:next-style-name="內文">
      <style:paragraph-properties fo:margin-left="0.0694in" fo:text-indent="0.0486in">
        <style:tab-stops/>
      </style:paragraph-properties>
      <style:text-properties fo:hyphenate="true"/>
    </style:style>
    <style:style style:name="主席報告事項" style:display-name="主席(報告事項)" style:family="paragraph" style:next-style-name="內文">
      <style:paragraph-properties fo:margin-left="0.0694in" fo:text-indent="-0.0694in">
        <style:tab-stops/>
      </style:paragraph-properties>
      <style:text-properties style:font-name-asian="華康細明體" fo:font-size="10.5pt" style:font-size-asian="10.5pt" fo:hyphenate="true"/>
    </style:style>
    <style:style style:name="程序委員會意見" style:display-name="程序委員會意見" style:family="paragraph" style:parent-style-name="內文" style:next-style-name="內文">
      <style:paragraph-properties fo:margin-left="0.0694in" fo:text-indent="0.0694in">
        <style:tab-stops/>
      </style:paragraph-properties>
      <style:text-properties fo:hyphenate="true"/>
    </style:style>
    <style:style style:name="選舉事項標題" style:display-name="選舉事項(標題)" style:family="paragraph" style:parent-style-name="報告事項標題" style:next-style-name="內文">
      <style:text-properties fo:hyphenate="true"/>
    </style:style>
    <style:style style:name="議事時間" style:display-name="議事時間" style:family="paragraph" style:parent-style-name="內文" style:next-style-name="內文">
      <style:paragraph-properties fo:line-height="0.2187in"/>
      <style:text-properties fo:hyphenate="true"/>
    </style:style>
    <style:style style:name="列席官員多位官員" style:display-name="列席官員(多位官員)" style:family="paragraph" style:parent-style-name="內文">
      <style:text-properties fo:hyphenate="true"/>
    </style:style>
    <style:style style:name="條" style:display-name="條" style:family="paragraph" style:parent-style-name="內文">
      <style:paragraph-properties fo:margin-left="0.3472in" fo:text-indent="-0.3472in">
        <style:tab-stops/>
      </style:paragraph-properties>
      <style:text-properties style:font-weight-complex="bold" fo:hyphenate="true"/>
    </style:style>
    <style:style style:name="條1" style:display-name="條1" style:family="paragraph" style:parent-style-name="內文" style:next-style-name="內文">
      <style:paragraph-properties fo:margin-left="0.2604in" fo:text-indent="-0.2604in">
        <style:tab-stops/>
      </style:paragraph-properties>
      <style:text-properties fo:hyphenate="true"/>
    </style:style>
    <style:style style:name="目" style:display-name="目" style:family="paragraph" style:parent-style-name="內文" style:next-style-name="內文">
      <style:paragraph-properties fo:margin-left="0.0694in" fo:text-indent="-0.0694in">
        <style:tab-stops/>
      </style:paragraph-properties>
      <style:text-properties fo:hyphenate="true"/>
    </style:style>
    <style:style style:name="目1" style:display-name="目1" style:family="paragraph" style:parent-style-name="目" style:next-style-name="內文">
      <style:text-properties fo:hyphenate="true"/>
    </style:style>
    <style:style style:name="條文內文" style:display-name="條文內文" style:family="paragraph" style:parent-style-name="內文" style:next-style-name="內文">
      <style:paragraph-properties fo:margin-left="0.3472in" fo:text-indent="0.1388in">
        <style:tab-stops/>
      </style:paragraph-properties>
      <style:text-properties fo:hyphenate="true"/>
    </style:style>
    <style:style style:name="條文內文1" style:display-name="條文內文1" style:family="paragraph" style:parent-style-name="內文" style:next-style-name="內文">
      <style:paragraph-properties fo:margin-left="0.3472in" fo:text-indent="0.1388in">
        <style:tab-stops/>
      </style:paragraph-properties>
      <style:text-properties fo:hyphenate="true"/>
    </style:style>
    <style:style style:name="章" style:display-name="章" style:family="paragraph" style:parent-style-name="內文">
      <style:paragraph-properties fo:text-align="start" fo:margin-left="0.5555in">
        <style:tab-stops/>
      </style:paragraph-properties>
      <style:text-properties style:font-weight-complex="bold" fo:hyphenate="true"/>
    </style:style>
    <style:style style:name="款" style:display-name="款" style:family="paragraph" style:parent-style-name="內文">
      <style:paragraph-properties fo:margin-left="0.5555in" fo:text-indent="-0.0694in">
        <style:tab-stops/>
      </style:paragraph-properties>
      <style:text-properties style:font-weight-complex="bold" fo:hyphenate="true"/>
    </style:style>
    <style:style style:name="款1" style:display-name="款1" style:family="paragraph" style:parent-style-name="內文" style:next-style-name="內文">
      <style:paragraph-properties fo:margin-left="0.5555in" fo:text-indent="-0.0694in">
        <style:tab-stops/>
      </style:paragraph-properties>
      <style:text-properties style:font-weight-complex="bold" fo:hyphenate="true"/>
    </style:style>
    <style:style style:name="項" style:display-name="項" style:family="paragraph" style:parent-style-name="內文" style:next-style-name="內文">
      <style:paragraph-properties fo:margin-left="0.0694in" fo:text-indent="-0.0694in">
        <style:tab-stops/>
      </style:paragraph-properties>
      <style:text-properties fo:hyphenate="true"/>
    </style:style>
    <style:style style:name="項1" style:display-name="項1" style:family="paragraph" style:parent-style-name="內文" style:next-style-name="內文">
      <style:paragraph-properties fo:margin-left="0.5555in" fo:text-indent="-0.0694in">
        <style:tab-stops/>
      </style:paragraph-properties>
      <style:text-properties fo:hyphenate="true"/>
    </style:style>
    <style:style style:name="節" style:display-name="節" style:family="paragraph" style:parent-style-name="內文">
      <style:paragraph-properties fo:text-align="start" fo:margin-left="0.625in">
        <style:tab-stops/>
      </style:paragraph-properties>
      <style:text-properties style:font-name-asian="華康楷書體W5" style:font-weight-complex="bold" fo:hyphenate="true"/>
    </style:style>
    <style:style style:name="政院質詢內文" style:display-name="政院質詢(內文)" style:family="paragraph" style:parent-style-name="內文">
      <style:paragraph-properties style:line-height-at-least="0.2187in" fo:text-indent="0.1388in"/>
      <style:text-properties fo:hyphenate="true"/>
    </style:style>
    <style:style style:name="協商代表1" style:display-name="協商代表1" style:family="paragraph" style:parent-style-name="協商代表">
      <style:paragraph-properties fo:text-align="start" fo:margin-left="0.625in" fo:margin-right="0.2083in" fo:text-indent="0in">
        <style:tab-stops/>
      </style:paragraph-properties>
      <style:text-properties fo:hyphenate="true"/>
    </style:style>
    <style:style style:name="圖片內文" style:display-name="圖片內文" style:family="paragraph" style:parent-style-name="內文">
      <style:paragraph-properties fo:line-height="100%"/>
      <style:text-properties fo:hyphenate="true"/>
    </style:style>
    <style:style style:name="特殊段落_預算_款_1" style:display-name="特殊段落_預算_款_1" style:family="paragraph" style:parent-style-name="內文" style:next-style-name="內文">
      <style:paragraph-properties fo:margin-left="0.3819in" fo:text-indent="-0.3125in">
        <style:tab-stops/>
      </style:paragraph-properties>
      <style:text-properties fo:hyphenate="true"/>
    </style:style>
    <style:style style:name="特殊段落_預算_項_1" style:display-name="特殊段落_預算_項_1" style:family="paragraph" style:parent-style-name="內文" style:next-style-name="內文">
      <style:paragraph-properties fo:margin-left="0.4513in" fo:text-indent="-0.3125in">
        <style:tab-stops/>
      </style:paragraph-properties>
      <style:text-properties fo:hyphenate="true"/>
    </style:style>
    <style:style style:name="特殊段落_預算_目_1" style:display-name="特殊段落_預算_目_1" style:family="paragraph" style:parent-style-name="內文" style:next-style-name="內文">
      <style:paragraph-properties fo:margin-left="0.5208in" fo:text-indent="-0.3125in">
        <style:tab-stops/>
      </style:paragraph-properties>
      <style:text-properties fo:hyphenate="true"/>
    </style:style>
    <style:style style:name="特殊段落_預算_目_2" style:display-name="特殊段落_預算_目_2" style:family="paragraph" style:parent-style-name="內文" style:next-style-name="內文">
      <style:paragraph-properties fo:margin-left="0.5555in" fo:text-indent="-0.3472in">
        <style:tab-stops/>
      </style:paragraph-properties>
      <style:text-properties fo:hyphenate="true"/>
    </style:style>
    <style:style style:name="特殊段落_預算_款_2" style:display-name="特殊段落_預算_款_2" style:family="paragraph" style:parent-style-name="內文" style:next-style-name="內文">
      <style:paragraph-properties fo:margin-left="0.4166in" fo:text-indent="-0.3472in">
        <style:tab-stops/>
      </style:paragraph-properties>
      <style:text-properties fo:hyphenate="true"/>
    </style:style>
    <style:style style:name="特殊段落_預算_項_2" style:display-name="特殊段落_預算_項_2" style:family="paragraph" style:parent-style-name="內文" style:next-style-name="內文">
      <style:paragraph-properties fo:margin-left="0.4861in" fo:text-indent="-0.3472in">
        <style:tab-stops/>
      </style:paragraph-properties>
      <style:text-properties fo:hyphenate="true"/>
    </style:style>
    <style:style style:name="特殊段落_預算_目_3" style:display-name="特殊段落_預算_目_3" style:family="paragraph" style:parent-style-name="內文" style:next-style-name="內文">
      <style:paragraph-properties fo:margin-left="0.5902in" fo:text-indent="-0.3819in">
        <style:tab-stops/>
      </style:paragraph-properties>
      <style:text-properties fo:hyphenate="true"/>
    </style:style>
    <style:style style:name="特殊段落_預算_目_4" style:display-name="特殊段落_預算_目_4" style:family="paragraph" style:parent-style-name="內文" style:next-style-name="內文">
      <style:paragraph-properties fo:margin-left="0.625in" fo:text-indent="-0.4166in">
        <style:tab-stops/>
      </style:paragraph-properties>
      <style:text-properties fo:hyphenate="true"/>
    </style:style>
    <style:style style:name="特殊段落_預算_款_3" style:display-name="特殊段落_預算_款_3" style:family="paragraph" style:parent-style-name="內文" style:next-style-name="內文">
      <style:paragraph-properties fo:margin-left="0.4513in" fo:text-indent="-0.3819in">
        <style:tab-stops/>
      </style:paragraph-properties>
      <style:text-properties fo:hyphenate="true"/>
    </style:style>
    <style:style style:name="特殊段落_預算_款_4" style:display-name="特殊段落_預算_款_4" style:family="paragraph" style:parent-style-name="內文" style:next-style-name="內文">
      <style:paragraph-properties fo:margin-left="2.4319in" fo:text-indent="-2.3625in">
        <style:tab-stops/>
      </style:paragraph-properties>
      <style:text-properties fo:hyphenate="true"/>
    </style:style>
    <style:style style:name="特殊段落_預算_項_3" style:display-name="特殊段落_預算_項_3" style:family="paragraph" style:parent-style-name="內文" style:next-style-name="內文">
      <style:paragraph-properties fo:margin-left="0.5208in" fo:text-indent="-0.3819in">
        <style:tab-stops/>
      </style:paragraph-properties>
      <style:text-properties fo:hyphenate="true"/>
    </style:style>
    <style:style style:name="特殊段落_預算_項_4" style:display-name="特殊段落_預算_項_4" style:family="paragraph" style:parent-style-name="內文" style:next-style-name="內文">
      <style:paragraph-properties fo:margin-left="0.5555in" fo:text-indent="-0.4166in">
        <style:tab-stops/>
      </style:paragraph-properties>
      <style:text-properties fo:hyphenate="true"/>
    </style:style>
    <style:style style:name="政院質詢項目" style:display-name="政院質詢項目" style:family="paragraph" style:parent-style-name="內文" style:next-style-name="內文">
      <style:paragraph-properties style:snap-to-layout-grid="false" fo:text-align="start" fo:margin-top="0.0486in" fo:margin-bottom="0.0347in"/>
      <style:text-properties style:font-name-asian="華康楷書體W5" fo:font-size="14pt" style:font-size-asian="14pt" fo:hyphenate="true"/>
    </style:style>
    <style:style style:name="政院質詢項目函" style:display-name="政院質詢項目(函)" style:family="paragraph" style:parent-style-name="內文" style:next-style-name="內文">
      <style:paragraph-properties style:snap-to-layout-grid="false" fo:margin-left="0.3472in">
        <style:tab-stops/>
      </style:paragraph-properties>
      <style:text-properties fo:hyphenate="true"/>
    </style:style>
    <style:style style:name="政院答復項目" style:display-name="政院答復項目" style:family="paragraph" style:parent-style-name="內文" style:next-style-name="內文">
      <style:paragraph-properties style:snap-to-layout-grid="false" style:line-height-at-least="0.2187in" fo:margin-left="0.1388in" fo:text-indent="-0.1388in">
        <style:tab-stops/>
      </style:paragraph-properties>
      <style:text-properties fo:hyphenate="true"/>
    </style:style>
    <style:style style:name="政院答復內文" style:display-name="政院答復(內文)" style:family="paragraph" style:parent-style-name="內文" style:next-style-name="內文">
      <style:paragraph-properties style:line-height-at-least="0.2187in" fo:margin-left="0.1388in">
        <style:tab-stops/>
      </style:paragraph-properties>
      <style:text-properties fo:hyphenate="true"/>
    </style:style>
    <style:style style:name="政院答復一般項目" style:display-name="政院答復(一般項目)" style:family="paragraph" style:parent-style-name="政院答復項目" style:next-style-name="內文">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style>
    <style:style style:name="WW_CharLFO2LVL1" style:family="text">
      <style:text-properties style:font-name="Wingdings"/>
    </styl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8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5902in" fo:margin-right="0.984in" style:num-format="1" style:writing-mode="lr-tb" style:layout-grid-mode="both" style:layout-grid-lines="42" style:layout-grid-base-width="0.0002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頁尾" style:family="paragraph">
      <style:paragraph-properties>
        <style:tab-stops/>
      </style:paragraph-properties>
    </style:style>
    <style:style style:name="P3" style:parent-style-name="內文" style:family="paragraph">
      <style:paragraph-properties fo:text-align="center" fo:line-height="0.1458in"/>
    </style:style>
    <style:style style:name="P4" style:parent-style-name="頁尾" style:family="paragraph">
      <style:paragraph-properties fo:text-align="start">
        <style:tab-stops>
          <style:tab-stop style:type="left" style:position="2.8645in"/>
          <style:tab-stop style:type="center" style:position="3.15in"/>
        </style:tab-stops>
      </style:paragraph-properties>
    </style:style>
    <style:style style:family="graphic" style:name="a0" style:parent-style-name="Graphics">
      <style:graphic-properties fo:min-width="0.4375in" fo:min-height="6.29931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footer>
        <text:p text:style-name="P2"><draw:frame draw:z-index="251656704" draw:id="id0" draw:style-name="a0" draw:name="Text Box 1" text:anchor-type="paragraph" svg:x="0.00069in" svg:y="-0.03333in" svg:width="6.29931in" svg:height="0.4375in" style:rel-width="scale" style:rel-height="scale"><draw:text-box><text:p text:style-name="P3"><text:page-number text:fixed="false">1</text:page-number></text:p></draw:text-box><svg:title/><svg:desc/></draw:frame></text:p>
      </style:footer>
      <style:footer-left>
        <text:p text:style-name="P4"/>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1;1</dc:description>
    <dc:subject/>
    <meta:keyword>Draft</meta:keyword>
    <meta:initial-creator>7號</meta:initial-creator>
    <dc:creator>Windows 使用者</dc:creator>
    <meta:creation-date>2022-03-25T09:17:00Z</meta:creation-date>
    <dc:date>2022-03-25T09:17:00Z</dc:date>
    <meta:print-date>2020-12-21T02:36:00Z</meta:print-date>
    <meta:template xlink:href="LCEWB01" xlink:type="simple"/>
    <meta:editing-cycles>2</meta:editing-cycles>
    <meta:editing-duration>PT0S</meta:editing-duration>
    <meta:document-statistic meta:page-count="2" meta:paragraph-count="45" meta:word-count="3394" meta:character-count="22701" meta:row-count="161" meta:non-whitespace-character-count="19352"/>
  </office:meta>
</office:document-meta>
</file>